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55269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9.91cm" fo:min-width="18.4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10.307cm"/>
      <style:paragraph-properties style:writing-mode="lr-tb"/>
    </style:style>
    <style:style style:name="gr7" style:family="graphic" style:parent-style-name="standard" style:list-style-name="L2">
      <style:graphic-properties draw:fill="solid" draw:fill-color="#eeeeee" loext:fill-use-slide-background="false" draw:textarea-horizontal-align="justify" draw:textarea-vertical-align="middle" draw:auto-grow-height="false" fo:min-height="3.56cm" fo:min-width="18.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9" style:family="graphic" style:parent-style-name="standard" style:list-style-name="L2">
      <style:graphic-properties draw:fill="solid" draw:fill-color="#eeeeee" loext:fill-use-slide-background="false" draw:textarea-horizontal-align="justify" draw:textarea-vertical-align="middle" draw:auto-grow-height="false" fo:min-height="3.56cm" fo:min-width="18.55cm"/>
      <style:paragraph-properties style:writing-mode="lr-tb"/>
    </style:style>
    <style:style style:name="gr10" style:family="graphic" style:parent-style-name="standard" style:list-style-name="L2">
      <style:graphic-properties draw:fill="solid" draw:fill-color="#eeeeee" loext:fill-use-slide-background="false" draw:textarea-horizontal-align="justify" draw:textarea-vertical-align="middle" draw:auto-grow-height="false" fo:min-height="3.56cm" fo:min-width="18.55cm"/>
      <style:paragraph-properties style:writing-mode="lr-tb"/>
    </style:style>
    <style:style style:name="gr11" style:family="graphic" style:parent-style-name="standard">
      <style:graphic-properties draw:stroke="none" draw:fill="none" fo:min-height="8.569cm"/>
      <style:paragraph-properties style:writing-mode="lr-tb"/>
    </style:style>
    <style:style style:name="gr12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8.4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6.388cm" fo:min-width="25.533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6.388cm" fo:min-width="25.533cm"/>
      <style:paragraph-properties style:writing-mode="lr-tb"/>
    </style:style>
    <style:style style:name="gr15" style:family="graphic" style:parent-style-name="standard" style:list-style-name="L1">
      <style:graphic-properties draw:stroke="none" draw:textarea-horizontal-align="justify" draw:textarea-vertical-align="middle" draw:auto-grow-height="false" fo:min-height="4.325cm" fo:min-width="6.485cm"/>
      <style:paragraph-properties style:writing-mode="lr-tb"/>
    </style:style>
    <style:style style:name="gr16" style:family="graphic" style:parent-style-name="objectwithoutfill">
      <style:graphic-properties svg:stroke-width="0.212cm" svg:stroke-color="#3465a4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6.388cm" fo:min-width="25.533cm"/>
      <style:paragraph-properties style:writing-mode="lr-tb"/>
    </style:style>
    <style:style style:name="gr18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11.843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4.623cm" fo:min-width="25.533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4.623cm" fo:min-width="25.533cm"/>
      <style:paragraph-properties style:writing-mode="lr-tb"/>
    </style:style>
    <style:style style:name="gr21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7.37cm" fo:min-width="11.095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4.623cm" fo:min-width="25.533cm"/>
      <style:paragraph-properties style:writing-mode="lr-tb"/>
    </style:style>
    <style:style style:name="gr23" style:family="graphic" style:parent-style-name="standard" style:list-style-name="L1">
      <style:graphic-properties draw:stroke="none" draw:fill-color="#dddddd" draw:textarea-horizontal-align="justify" draw:textarea-vertical-align="middle" draw:auto-grow-height="false" fo:min-height="7.37cm" fo:min-width="11.095cm"/>
      <style:paragraph-properties style:writing-mode="lr-tb"/>
    </style:style>
    <style:style style:name="gr24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25" style:family="graphic" style:parent-style-name="standard">
      <style:graphic-properties draw:stroke="none" draw:fill="none" fo:min-height="1.289cm"/>
      <style:paragraph-properties style:writing-mode="lr-tb"/>
    </style:style>
    <style:style style:name="gr26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2.193cm"/>
      <style:paragraph-properties style:writing-mode="lr-tb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472cm" fo:min-width="4.529cm"/>
      <style:paragraph-properties style:writing-mode="lr-tb"/>
    </style:style>
    <style:style style:name="gr28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2.177cm"/>
      <style:paragraph-properties style:writing-mode="lr-tb"/>
    </style:style>
    <style:style style:name="gr29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3.823cm"/>
      <style:paragraph-properties style:writing-mode="lr-tb"/>
    </style:style>
    <style:style style:name="gr30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4.163cm"/>
      <style:paragraph-properties style:writing-mode="lr-tb"/>
    </style:style>
    <style:style style:name="gr31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8.508cm"/>
      <style:paragraph-properties style:writing-mode="lr-tb"/>
    </style:style>
    <style:style style:name="gr32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5.393cm"/>
      <style:paragraph-properties style:writing-mode="lr-tb"/>
    </style:style>
    <style:style style:name="gr33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7.531cm"/>
      <style:paragraph-properties style:writing-mode="lr-tb"/>
    </style:style>
    <style:style style:name="gr34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5.887cm"/>
      <style:paragraph-properties style:writing-mode="lr-tb"/>
    </style:style>
    <style:style style:name="gr35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4.943cm"/>
      <style:paragraph-properties style:writing-mode="lr-tb"/>
    </style:style>
    <style:style style:name="gr36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4.798cm"/>
      <style:paragraph-properties style:writing-mode="lr-tb"/>
    </style:style>
    <style:style style:name="gr37" style:family="graphic" style:parent-style-name="Default_20_Drawing_20_Style_5f_1">
      <style:graphic-properties draw:stroke="solid" svg:stroke-color="#000000" draw:fill="none" draw:fill-color="#ffffff" draw:auto-grow-height="true" draw:auto-grow-width="false" fo:max-height="0cm" fo:min-height="14.958cm"/>
      <style:paragraph-properties style:writing-mode="lr-tb"/>
    </style:style>
    <style:style style:name="gr38" style:family="graphic" style:parent-style-name="standard">
      <style:graphic-properties draw:stroke="solid" draw:fill="none" fo:min-height="1.924cm"/>
      <style:paragraph-properties style:writing-mode="lr-tb"/>
    </style:style>
    <style:style style:name="gr39" style:family="graphic" style:parent-style-name="standard">
      <style:graphic-properties draw:stroke="solid" draw:fill="none" fo:min-height="5.028cm"/>
      <style:paragraph-properties style:writing-mode="lr-tb"/>
    </style:style>
    <style:style style:name="gr40" style:family="graphic" style:parent-style-name="standard">
      <style:graphic-properties draw:stroke="none" draw:fill="none" draw:fill-color="#eeeeee" loext:fill-use-slide-background="false" draw:textarea-horizontal-align="justify" draw:textarea-vertical-align="middle" draw:auto-grow-height="false" fo:min-height="1.158cm" fo:min-width="2.404cm"/>
      <style:paragraph-properties style:writing-mode="lr-tb"/>
    </style:style>
    <style:style style:name="gr41" style:family="graphic" style:parent-style-name="standard">
      <style:graphic-properties draw:stroke="none" draw:fill="none" fo:min-height="1.92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55269"/>
      <style:paragraph-properties fo:text-align="center"/>
    </style:style>
    <style:style style:name="P2" style:family="paragraph">
      <style:paragraph-properties fo:line-height="150%"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/>
      <style:paragraph-properties fo:line-height="150%" fo:text-align="center" style:writing-mode="lr-tb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fo:margin-left="0cm" fo:margin-right="0cm" fo:margin-top="0.352cm" fo:margin-bottom="0.2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writing-mode="lr-tb"/>
      <style:text-properties fo:font-size="21pt" style:font-size-asian="21pt" style:font-size-complex="21pt"/>
    </style:style>
    <style:style style:name="P9" style:family="paragraph">
      <style:paragraph-properties style:text-autospace="none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.352cm" fo:margin-bottom="0.2cm" fo:line-height="100%" fo:text-indent="0cm" style:text-autospace="none" style:writing-mode="lr-tb"/>
      <style:text-properties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solid" draw:fill-color="#eeeeee"/>
      <style:paragraph-properties fo:text-align="start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eeeeee"/>
      <style:paragraph-properties fo:text-align="center" style:writing-mode="lr-tb"/>
    </style:style>
    <style:style style:name="P18" style:family="paragraph">
      <style:paragraph-properties fo:margin-top="0.305cm" fo:margin-bottom="0cm"/>
    </style:style>
    <style:style style:name="P19" style:family="paragraph">
      <style:paragraph-properties fo:margin-left="0cm" fo:margin-right="0cm" fo:margin-top="0.305cm" fo:margin-bottom="0cm" fo:line-height="100%" fo:text-indent="0cm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.102cm" fo:margin-top="0.4cm" fo:margin-bottom="0.4cm" fo:line-height="100%" fo:text-align="start" fo:text-indent="0.61cm" style:writing-mode="lr-tb"/>
      <style:text-properties fo:font-weight="bold" style:font-weight-asian="bold" style:font-weight-complex="bold"/>
    </style:style>
    <style:style style:name="P23" style:family="paragraph">
      <style:paragraph-properties fo:margin-left="0cm" fo:margin-right="0.102cm" fo:margin-top="0.1cm" fo:margin-bottom="0.1cm" fo:line-height="100%" fo:text-align="start" fo:text-indent="0.61cm" style:writing-mode="lr-tb"/>
      <style:text-properties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.102cm" fo:margin-top="0.4cm" fo:margin-bottom="0.4cm" fo:line-height="100%" fo:text-align="start" fo:text-indent="0.61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.102cm" fo:margin-top="0.1cm" fo:margin-bottom="0.1cm" fo:line-height="100%" fo:text-align="start" fo:text-indent="0.61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.102cm" fo:margin-right="0.152cm" fo:margin-top="0.1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style:font-name-asian="Bitstream Vera Sans" style:font-size-asian="19pt" style:font-style-asian="normal" style:font-weight-asian="normal" style:font-name-complex="Droid Sans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.102cm" fo:margin-right="0.152cm" fo:margin-top="0.1cm" fo:margin-bottom="0.1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style:font-name-asian="Bitstream Vera Sans" style:font-size-asian="19pt" style:font-style-asian="normal" style:font-weight-asian="normal" style:font-name-complex="Droid Sans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.102cm" fo:margin-top="0.2cm" fo:margin-bottom="0.2cm" fo:line-height="100%" fo:text-align="start" fo:text-indent="0.61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.102cm" fo:margin-right="0.152cm" fo:margin-top="0.1cm" fo:margin-bottom="0.1cm" fo:line-height="115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Bitstream Vera Sans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.102cm" fo:margin-right="0.152cm" fo:margin-top="0.1cm" fo:margin-bottom="0.1cm" fo:line-height="115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Bitstream Vera Sans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dddddd"/>
      <style:paragraph-properties fo:margin-left="0.102cm" fo:margin-right="0.152cm" fo:margin-top="0.1cm" fo:margin-bottom="0.1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Bitstream Vera Sans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/>
      <style:paragraph-properties fo:margin-top="0.305cm" fo:margin-bottom="0cm" style:writing-mode="lr-tb"/>
    </style:style>
    <style:style style:name="P39" style:family="paragraph">
      <style:paragraph-properties fo:line-height="150%" style:text-autospace="none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.2cm" fo:line-height="150%" fo:text-indent="0cm" style:text-autospace="none" style:writing-mode="lr-tb"/>
      <style:text-properties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41" style:family="paragraph"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style:paragraph-properties fo:line-height="115%" style:text-autospace="none"/>
    </style:style>
    <style:style style:name="P44" style:family="paragraph">
      <loext:graphic-properties draw:fill="none" draw:fill-color="#ffffff"/>
      <style:paragraph-properties fo:margin-left="0cm" fo:margin-right="0cm" fo:margin-top="0.352cm" fo:margin-bottom="0.2cm" fo:line-height="115%" fo:text-indent="0cm" style:text-autospace="none" style:writing-mode="lr-tb"/>
      <style:text-properties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45" style:family="paragraph">
      <style:paragraph-properties fo:margin-left="0cm" fo:margin-right="0cm" fo:margin-top="0cm" fo:margin-bottom="0cm" fo:line-height="115%" fo:text-indent="0cm" style:text-autospace="none"/>
    </style:style>
    <style:style style:name="P46" style:family="paragraph">
      <style:paragraph-properties fo:line-height="200%" style:text-autospace="none"/>
    </style:style>
    <style:style style:name="P47" style:family="paragraph">
      <style:paragraph-properties fo:margin-left="0cm" fo:margin-right="0cm" fo:margin-top="0.1cm" fo:margin-bottom="0.1cm" fo:line-height="200%" fo:text-indent="0cm" style:text-autospace="none"/>
    </style:style>
    <style:style style:name="P48" style:family="paragraph">
      <style:paragraph-properties fo:margin-left="0cm" fo:margin-right="0cm" fo:margin-top="0.1cm" fo:margin-bottom="0.1cm" fo:line-height="115%" fo:text-indent="0cm" style:text-autospace="none"/>
    </style:style>
    <style:style style:name="P49" style:family="paragraph">
      <loext:graphic-properties draw:fill="none" draw:fill-color="#ffffff"/>
      <style:paragraph-properties fo:margin-left="0cm" fo:margin-right="0cm" fo:margin-top="0.352cm" fo:margin-bottom="0.2cm" fo:line-height="200%" fo:text-indent="0cm" style:text-autospace="none" style:writing-mode="lr-tb"/>
      <style:text-properties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50" style:family="paragraph">
      <style:paragraph-properties fo:margin-left="0.457cm" fo:margin-right="0cm" fo:text-indent="0cm" style:text-autospace="none"/>
    </style:style>
    <style:style style:name="P51" style:family="paragraph">
      <loext:graphic-properties draw:fill="none" draw:fill-color="#ffffff"/>
      <style:paragraph-properties fo:margin-left="0.457cm" fo:margin-right="0cm" fo:margin-top="0.352cm" fo:margin-bottom="0.2cm" fo:line-height="100%" fo:text-indent="0cm" style:text-autospace="none" style:writing-mode="lr-tb"/>
      <style:text-properties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52" style:family="paragraph">
      <style:paragraph-properties fo:margin-left="0cm" fo:margin-right="0cm" fo:margin-top="0cm" fo:margin-bottom="0cm" fo:line-height="200%" fo:text-indent="0cm" style:text-autospace="none"/>
    </style:style>
    <style:style style:name="P53" style:family="paragraph">
      <loext:graphic-properties draw:fill="none" draw:fill-color="#ffffff"/>
      <style:paragraph-properties fo:margin-left="0.457cm" fo:margin-right="0cm" fo:margin-top="0.352cm" fo:margin-bottom="0.2cm" fo:line-height="100%" fo:text-indent="0cm" style:text-autospace="none" style:writing-mode="lr-tb"/>
      <style:text-properties style:font-name="DejaVu Sans Mono1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P5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-color="#eeeee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.352cm" fo:margin-bottom="0.2cm" fo:line-height="115%" fo:text-indent="0cm" style:text-autospace="none" style:writing-mode="lr-tb"/>
      <style:text-properties style:font-name="DejaVu Sans Mono1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57" style:family="paragraph">
      <style:paragraph-properties style:text-autospace="none"/>
      <style:text-properties style:font-name="DejaVu Sans Mono1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58" style:family="paragraph">
      <style:paragraph-properties style:text-autospace="none"/>
      <style:text-properties fo:color="#000000" loext:opacity="100%" style:font-name="DejaVu Sans Mono1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59" style:family="paragraph">
      <loext:graphic-properties draw:fill="none"/>
      <style:paragraph-properties fo:margin-top="0.305cm" fo:margin-bottom="0cm" style:text-autospace="none" style:writing-mode="lr-tb"/>
      <style:text-properties style:font-name="DejaVu Sans Mono1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P60" style:family="paragraph">
      <style:paragraph-properties style:text-autospace="none"/>
      <style:text-properties style:font-name="Monospace" fo:font-size="13pt" style:font-name-asian="Monospace" style:font-size-asian="13pt" style:font-name-complex="Monospace" style:font-size-complex="13pt"/>
    </style:style>
    <style:style style:name="P61" style:family="paragraph">
      <style:paragraph-properties style:text-autospace="none"/>
      <style:text-properties fo:color="#000000" loext:opacity="100%" style:font-name="Monospace" fo:font-size="13pt" style:font-name-asian="Monospace" style:font-size-asian="13pt" style:font-name-complex="Monospace" style:font-size-complex="13pt"/>
    </style:style>
    <style:style style:name="P62" style:family="paragraph">
      <loext:graphic-properties draw:fill="none"/>
      <style:paragraph-properties fo:margin-top="0.305cm" fo:margin-bottom="0cm" style:text-autospace="none" style:writing-mode="lr-tb"/>
      <style:text-properties style:font-name="Monospace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P63" style:family="paragraph">
      <style:paragraph-properties fo:text-align="center" style:writing-mode="lr-tb"/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64" style:family="paragraph">
      <loext:graphic-properties draw:fill="none" draw:fill-color="#eeeeee"/>
      <style:paragraph-properties fo:text-align="center" style:writing-mode="lr-tb"/>
      <style:text-properties fo:color="#c9211e" loext:opacity="100%" loext:color-lum-mod="100%" loext:color-lum-off="0%" fo:font-size="22pt" fo:font-weight="bold" style:font-size-asian="22pt" style:font-weight-asian="bold" style:font-size-complex="22pt" style:font-weight-complex="bold"/>
    </style:style>
    <style:style style:name="P65" style:family="paragraph">
      <loext:graphic-properties draw:fill="none"/>
      <style:paragraph-properties fo:margin-top="0.305cm" fo:margin-bottom="0cm" style:text-autospace="none" style:writing-mode="lr-tb"/>
      <style:text-properties style:font-name="DejaVu Sans Mono1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T1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eeeeee" loext:opacity="100%" fo:font-size="32pt" fo:font-weight="bold" style:font-size-asian="32pt" style:font-size-complex="32pt"/>
    </style:style>
    <style:style style:name="T5" style:family="text">
      <style:text-properties fo:color="#414363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7f0055" loext:opacity="100%" style:font-name="DejaVu Sans Mono1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7" style:family="text">
      <style:text-properties fo:color="#000000" loext:opacity="100%" style:font-name="DejaVu Sans Mono1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T8" style:family="text">
      <style:text-properties fo:color="#644632" loext:opacity="100%" style:font-name="DejaVu Sans Mono1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9" style:family="text">
      <style:text-properties fo:color="#414363" loext:opacity="100%" style:font-name="DejaVu Sans Mono1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T10" style:family="text">
      <style:text-properties fo:color="#0000c0" loext:opacity="100%" style:font-name="DejaVu Sans Mono1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T11" style:family="text">
      <style:text-properties fo:color="#414363" loext:opacity="100%"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T12" style:family="text">
      <style:text-properties fo:color="#000000" loext:opacity="100%" style:font-name="DejaVu Sans Mono1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13" style:family="text">
      <style:text-properties fo:font-variant="normal" fo:text-transform="none" fo:color="#3f7f5f" loext:opacity="100%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f7f5f" loext:opacity="100%" style:font-name="DejaVu Sans Mono1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T15" style:family="text">
      <style:text-properties fo:color="#3f7f5f" loext:opacity="100%" style:font-name="DejaVu Sans Mono1" fo:font-size="13pt" style:text-underline-style="none" fo:font-weight="normal" style:font-name-asian="Monospace" style:font-size-asian="13pt" style:font-weight-asian="normal" style:font-name-complex="Monospace" style:font-size-complex="13pt" style:font-weight-complex="normal"/>
    </style:style>
    <style:style style:name="T16" style:family="text">
      <style:text-properties fo:color="#000000" loext:opacity="100%" style:font-name="DejaVu Sans Mono1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Bitstream Vera Sans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666666" loext:opacity="100%" fo:font-size="21pt" style:font-size-asian="21pt" style:font-size-complex="21pt"/>
    </style:style>
    <style:style style:name="T2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Bitstream Vera Sans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Bitstream Vera Sans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Bitstream Vera Sans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Bitstream Vera Sans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Bitstream Vera Sans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style:font-name-asian="Bitstream Vera Sans" style:font-size-asian="19pt" style:font-style-asian="normal" style:font-weight-asian="normal" style:font-name-complex="Droid Sans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9211e" loext:opacity="100%" style:font-name="DejaVu Sans Mono1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Bitstream Vera Sans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Bitstream Vera Sans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DejaVu Sans Mono1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c9211e" loext:opacity="100%" style:font-name="DejaVu Sans Mono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38" style:family="text">
      <style:text-properties fo:color="#7f0055" loext:opacity="100%" style:font-name="DejaVu Sans Mono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39" style:family="text">
      <style:text-properties fo:font-size="13pt" style:font-size-asian="13pt" style:font-size-complex="13pt"/>
    </style:style>
    <style:style style:name="T40" style:family="text">
      <style:text-properties fo:font-variant="normal" fo:text-transform="none" fo:color="#7f0055" loext:opacity="10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00" loext:opacity="100%" style:font-name="Liberation Sans2" fo:font-size="21pt" fo:font-weight="bold" style:font-name-asian="Monospace" style:font-size-asian="21pt" style:font-weight-asian="bold" style:font-name-complex="Monospace" style:font-size-complex="21pt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5pt" fo:font-style="normal" fo:text-shadow="none" style:text-underline-style="none" fo:font-weight="normal" style:letter-kerning="true" style:font-name-asian="Monospace" style:font-size-asian="15pt" style:font-style-asian="normal" style:font-weight-asian="normal" style:font-name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DejaVu Sans Mono1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T45" style:family="text">
      <style:text-properties fo:color="#000000" loext:opacity="100%" style:font-name="Liberation Sans2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00ff" loext:opacity="10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DejaVu Sans Mono1" fo:font-size="13pt" fo:font-style="normal" fo:text-shadow="none" style:text-underline-style="none" style:letter-kerning="true" style:font-name-asian="Monospace" style:font-size-asian="13pt" style:font-style-asian="normal" style:font-name-complex="Monospace" style:font-size-complex="13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font-name="DejaVu Sans Mono1" fo:font-size="13pt" style:font-name-asian="Monospace" style:font-size-asian="13pt" style:font-name-complex="Monospace" style:font-size-complex="13pt"/>
    </style:style>
    <style:style style:name="T50" style:family="text">
      <style:text-properties fo:font-variant="normal" fo:text-transform="none" fo:color="#644632" loext:opacity="100%" style:text-outline="false" style:text-line-through-style="none" style:text-line-through-type="none" style:font-name="DejaVu Sans Mono1" fo:font-size="13pt" fo:font-style="normal" fo:text-shadow="none" style:text-underline-style="none" fo:font-weight="bold" style:letter-kerning="true" style:font-name-asian="Monospace" style:font-size-asian="13pt" style:font-style-asian="normal" style:font-weight-asian="bold" style:font-name-complex="Monospace" style:font-size-complex="13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5032" loext:opacity="100%" style:text-outline="false" style:text-line-through-style="none" style:text-line-through-type="none" style:font-name="DejaVu Sans Mono1" fo:font-size="13pt" fo:font-style="normal" fo:text-shadow="none" style:text-underline-style="none" fo:font-weight="normal" style:letter-kerning="true" style:font-name-asian="Monospace" style:font-size-asian="13pt" style:font-style-asian="normal" style:font-weight-asian="normal" style:font-name-complex="Monospace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3pt" fo:font-weight="bold" style:font-size-asian="13pt" style:font-weight-asian="bold" style:font-size-complex="13pt" style:font-weight-complex="bold"/>
    </style:style>
    <style:style style:name="T53" style:family="text">
      <style:text-properties fo:color="#7f0055" loext:opacity="100%" style:font-name="DejaVu Sans Mono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54" style:family="text">
      <style:text-properties fo:color="#000000" loext:opacity="100%" style:font-name="DejaVu Sans Mono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55" style:family="text">
      <style:text-properties fo:color="#c9211e" loext:opacity="100%" style:font-name="DejaVu Sans Mono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56" style:family="text">
      <style:text-properties fo:font-variant="normal" fo:text-transform="none" fo:color="#c9211e" loext:opacity="100%" style:text-outline="false" style:text-line-through-style="none" style:text-line-through-type="none" style:font-name="DejaVu Sans Mono1" fo:font-size="15pt" fo:font-style="normal" fo:text-shadow="none" style:text-underline-style="none" fo:font-weight="bold" style:letter-kerning="true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7f0055" loext:opacity="100%" style:font-name="DejaVu Sans Mono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58" style:family="text">
      <style:text-properties fo:color="#000000" loext:opacity="100%" style:font-name="DejaVu Sans Mono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59" style:family="text">
      <style:text-properties fo:color="#2a00ff" loext:opacity="100%" style:font-name="DejaVu Sans Mono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60" style:family="text">
      <style:text-properties fo:color="#414363" loext:opacity="100%" style:font-name="DejaVu Sans Mono1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T61" style:family="text">
      <style:text-properties fo:color="#414363" loext:opacity="100%" style:font-name="DejaVu Sans Mono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62" style:family="text">
      <style:text-properties fo:color="#c9211e" loext:opacity="100%" style:font-name="DejaVu Sans Mono1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63" style:family="text">
      <style:text-properties fo:color="#7f0055" loext:opacity="100%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64" style:family="text">
      <style:text-properties fo:color="#000000" loext:opacity="100%" style:font-name="Monospace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T65" style:family="text">
      <style:text-properties fo:color="#000000" loext:opacity="100%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66" style:family="text">
      <style:text-properties fo:color="#c9211e" loext:opacity="100%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67" style:family="text">
      <style:text-properties fo:font-size="66pt" fo:font-weight="bold" style:font-size-asian="66pt" style:font-weight-asian="bold" style:font-size-complex="66pt" style:font-weight-complex="bold"/>
    </style:style>
    <style:style style:name="T68" style:family="text">
      <style:text-properties fo:color="#7f0055" loext:opacity="100%" style:font-name="DejaVu Sans Mono1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T69" style:family="text">
      <style:text-properties fo:color="#2a00ff" loext:opacity="100%" style:font-name="DejaVu Sans Mono1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T70" style:family="text">
      <style:text-properties fo:color="#414363" loext:opacity="100%" style:font-name="DejaVu Sans Mono1" fo:font-size="15pt" fo:font-weight="normal" style:font-name-asian="Monospace" style:font-size-asian="15pt" style:font-weight-asian="normal" style:font-name-complex="Monospace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955cm" svg:height="10.16cm" svg:x="4.61cm" svg:y="6.445cm">
          <text:p text:style-name="P2"><text:span text:style-name="T1">Modifying</text:span></text:p>
          <text:p text:style-name="P2"><text:span text:style-name="T2">function parameters</text:span></text:p>
          <text:p text:style-name="P2"><text:span text:style-name="T2">semantics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6.035cm" svg:height="1.352cm" svg:x="1.271cm" svg:y="3.176cm">
          <draw:text-box>
            <text:p text:style-name="P7"><text:span text:style-name="T5">Example 1: <text:s/>no parallelization</text:span></text:p>
          </draw:text-box>
        </draw:frame>
        <draw:frame draw:style-name="gr6" draw:text-style-name="P11" draw:layer="layout" svg:width="25.398cm" svg:height="10.557cm" svg:x="1.272cm" svg:y="5.176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11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</text:span></text:p>
            <text:p text:style-name="P9"><text:span text:style-name="T9"><text:s text:c="4"/></text:span><text:span text:style-name="T9">{</text:span></text:p>
            <text:p text:style-name="P10"><text:span text:style-name="T13"><text:s text:c="8"/></text:span><text:span text:style-name="T14">// do something</text:span></text:p>
            <text:p text:style-name="P9"><text:span text:style-name="T9"><text:s text:c="4"/></text:span><text:span text:style-name="T9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ref, qry);</text:span></text:p>
            <text:p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</text:span><text:span text:style-name="T4">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6.035cm" svg:height="1.352cm" svg:x="1.271cm" svg:y="3.176cm">
          <draw:text-box>
            <text:p text:style-name="P7"><text:span text:style-name="T5">Example 2: <text:s/>parallelization</text:span></text:p>
          </draw:text-box>
        </draw:frame>
        <draw:frame draw:style-name="gr6" draw:text-style-name="P11" draw:layer="layout" svg:width="25.398cm" svg:height="10.557cm" svg:x="1.272cm" svg:y="5.176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11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</text:span></text:p>
            <text:p text:style-name="P9"><text:span text:style-name="T9"><text:s text:c="4"/></text:span><text:span text:style-name="T9">{</text:span></text:p>
            <text:p text:style-name="P10"><text:span text:style-name="T13"><text:s text:c="8"/></text:span><text:span text:style-name="T14">// do something</text:span></text:p>
            <text:p text:style-name="P9"><text:span text:style-name="T9"><text:s text:c="4"/></text:span><text:span text:style-name="T9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</text:span><text:span text:style-name="T18">split&lt;ArchUpmem::Tasklet&gt;(ref)</text:span><text:span text:style-name="T17">, qry);</text:span></text:p>
            <text:p><text:span text:style-name="T7">}</text:span></text:p>
          </draw:text-box>
        </draw:frame>
        <draw:custom-shape draw:style-name="gr7" draw:text-style-name="P14" draw:layer="layout" svg:width="19.05cm" svg:height="3.81cm" svg:x="5.715cm" svg:y="16.61cm">
          <text:p text:style-name="P13"><text:s/><text:span text:style-name="T19">On host</text:span> <text:tab/>broadcast a specific part to each DPU<text:line-break/></text:p>
          <text:p text:style-name="P13"><text:s/><text:span text:style-name="T19">On DPU</text:span> <text:tab/>split the vector → each tasklet has a specific p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0.635cm" svg:height="1.27cm" svg:x="12.065cm" svg:y="15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6.035cm" svg:height="1.352cm" svg:x="1.271cm" svg:y="3.176cm">
          <draw:text-box>
            <text:p text:style-name="P7"><text:span text:style-name="T5">Example 2: <text:s/>parallelization</text:span></text:p>
          </draw:text-box>
        </draw:frame>
        <draw:frame draw:style-name="gr6" draw:text-style-name="P11" draw:layer="layout" svg:width="25.398cm" svg:height="10.557cm" svg:x="1.272cm" svg:y="5.176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11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</text:span></text:p>
            <text:p text:style-name="P9"><text:span text:style-name="T9"><text:s text:c="4"/></text:span><text:span text:style-name="T9">{</text:span></text:p>
            <text:p text:style-name="P10"><text:span text:style-name="T13"><text:s text:c="8"/></text:span><text:span text:style-name="T14">// do something</text:span></text:p>
            <text:p text:style-name="P9"><text:span text:style-name="T9"><text:s text:c="4"/></text:span><text:span text:style-name="T9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</text:span><text:span text:style-name="T18">split&lt;ArchUpmem::Tasklet&gt;(ref)</text:span><text:span text:style-name="T17">, qry);</text:span></text:p>
            <text:p><text:span text:style-name="T7">}</text:span></text:p>
          </draw:text-box>
        </draw:frame>
        <draw:custom-shape draw:style-name="gr9" draw:text-style-name="P14" draw:layer="layout" svg:width="19.05cm" svg:height="3.81cm" svg:x="5.715cm" svg:y="16.61cm">
          <text:p text:style-name="P16">Choice made at runtime since the vector changes at 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0.635cm" svg:height="1.27cm" svg:x="12.065cm" svg:y="15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26.035cm" svg:height="1.352cm" svg:x="1.271cm" svg:y="3.176cm">
          <draw:text-box>
            <text:p text:style-name="P7"><text:span text:style-name="T5">Example 2: <text:s/>parallelization</text:span></text:p>
          </draw:text-box>
        </draw:frame>
        <draw:frame draw:style-name="gr6" draw:text-style-name="P11" draw:layer="layout" svg:width="25.398cm" svg:height="10.557cm" svg:x="1.272cm" svg:y="5.176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11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</text:span></text:p>
            <text:p text:style-name="P9"><text:span text:style-name="T9"><text:s text:c="4"/></text:span><text:span text:style-name="T9">{</text:span></text:p>
            <text:p text:style-name="P10"><text:span text:style-name="T13"><text:s text:c="8"/></text:span><text:span text:style-name="T14">// do something</text:span></text:p>
            <text:p text:style-name="P9"><text:span text:style-name="T9"><text:s text:c="4"/></text:span><text:span text:style-name="T9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</text:span><text:span text:style-name="T18">split&lt;ArchUpmem::Tasklet&gt;(ref)</text:span><text:span text:style-name="T17">, qry);</text:span></text:p>
            <text:p><text:span text:style-name="T7">}</text:span></text:p>
          </draw:text-box>
        </draw:frame>
        <draw:custom-shape draw:style-name="gr10" draw:text-style-name="P17" draw:layer="layout" svg:width="19.05cm" svg:height="3.81cm" svg:x="5.715cm" svg:y="16.61cm">
          <text:p text:style-name="P16">Each ‘split’ vector has the same type of the original vector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0.635cm" svg:height="1.27cm" svg:x="12.065cm" svg:y="15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0" draw:layer="layout" svg:width="25.137cm" svg:height="8.819cm" svg:x="1.533cm" svg:y="2.905cm">
          <draw:text-box>
            <text:p text:style-name="P18"><text:span text:style-name="T5">In UPMEM context, how to specify tha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20">an argument should <text:s/></text:span><text:span text:style-name="T21">be in stack </text:span></text:p>
                      </text:list-item>
                      <text:list-item>
                        <text:p text:style-name="P18"><text:span text:style-name="T20">an argument should <text:s/></text:span><text:span text:style-name="T21">be global</text:span></text:p>
                        <text:p><text:span text:style-name="T21"/></text:p>
                      </text:list-item>
                    </text:list>
                  </text:list-item>
                </text:list>
              </text:list-item>
            </text:list>
            <text:p text:style-name="P19"><text:span text:style-name="T5">The user needs a way to customize the argume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9"><text:span text:style-name="T21">Encapsulating with ‘global’ <text:s/>(like we did for ‘split’)</text:span></text:p>
                      </text:list-item>
                      <text:list-item>
                        <text:p text:style-name="P19"><text:span text:style-name="T21">No effect in case we use ArchMulticore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</draw:text-box>
        </draw:frame>
        <draw:frame draw:style-name="gr12" draw:text-style-name="P11" draw:layer="layout" svg:width="26.033cm" svg:height="8.673cm" svg:x="1.272cm" svg:y="11.7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 {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global(qry)</text:span><text:span text:style-name="T17">);</text:span></text:p>
            <text:p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0" draw:layer="layout" svg:width="25.137cm" svg:height="8.819cm" svg:x="1.533cm" svg:y="2.905cm">
          <draw:text-box>
            <text:p text:style-name="P18"><text:span text:style-name="T5">In UPMEM context, how to specify tha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20">an argument should <text:s/></text:span><text:span text:style-name="T21">be in stack </text:span></text:p>
                      </text:list-item>
                      <text:list-item>
                        <text:p text:style-name="P18"><text:span text:style-name="T20">an argument should <text:s/></text:span><text:span text:style-name="T21">be global</text:span></text:p>
                        <text:p><text:span text:style-name="T21"/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>The user needs a way </text:span><text:span text:style-name="T5">to customize the argume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9"><text:span text:style-name="T21">Encapsulating with ‘global’ <text:s/>(like we did for ‘split’)</text:span></text:p>
                      </text:list-item>
                      <text:list-item>
                        <text:p text:style-name="P19"><text:span text:style-name="T21">No effect in case we use ArchMulticore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</draw:text-box>
        </draw:frame>
        <draw:frame draw:style-name="gr12" draw:text-style-name="P11" draw:layer="layout" svg:width="26.033cm" svg:height="8.673cm" svg:x="1.272cm" svg:y="11.7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 {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global(qry)</text:span><text:span text:style-name="T17">);</text:span></text:p>
            <text:p><text:span text:style-name="T7">}</text:span></text:p>
          </draw:text-box>
        </draw:frame>
        <draw:custom-shape draw:style-name="gr13" draw:text-style-name="P24" draw:layer="layout" svg:width="26.033cm" svg:height="6.638cm" svg:x="1.272cm" svg:y="11.777cm">
          <text:p text:style-name="P21"><text:span text:style-name="T24"/></text:p>
          <text:p text:style-name="P21"><text:span text:style-name="T25"><text:line-break/></text:span><text:span text:style-name="T26">It can not work !</text:span><text:span text:style-name="T27"><text:line-break/></text:span><text:span text:style-name="T27"/></text:p>
          <text:list text:style-name="L1">
            <text:list-item>
              <text:p text:style-name="P22"><text:span text:style-name="T28">What we need is something that can </text:span><text:span text:style-name="T29">change</text:span><text:span text:style-name="T28"> the type of ‘qry’ on the DPU side.</text:span></text:p>
            </text:list-item>
            <text:list-item>
              <text:p text:style-name="P22"><text:span text:style-name="T28">Here, we are at the call site </text:span><text:span text:style-name="T29">on the host</text:span><text:span text:style-name="T28"> → we won’t see the ‘global’ call on DPU.</text:span></text:p>
            </text:list-item>
            <text:list-item>
              <text:p text:style-name="P22"><text:span text:style-name="T28">We could tell the DPU that ‘global’ is required but it would imply a </text:span><text:span text:style-name="T29">runtime decision</text:span><text:span text:style-name="T28">…</text:span></text:p>
            </text:list-item>
          </text:list>
          <text:p text:style-name="P23"><text:span text:style-name="T30"/></text:p>
          <text:p text:style-name="P23"><text:span text:style-name="T3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0" draw:layer="layout" svg:width="25.137cm" svg:height="8.819cm" svg:x="1.533cm" svg:y="2.905cm">
          <draw:text-box>
            <text:p text:style-name="P18"><text:span text:style-name="T5">In UPMEM context, how to specify tha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20">an argument should <text:s/></text:span><text:span text:style-name="T21">be in stack </text:span></text:p>
                      </text:list-item>
                      <text:list-item>
                        <text:p text:style-name="P18"><text:span text:style-name="T20">an argument should <text:s/></text:span><text:span text:style-name="T21">be global</text:span></text:p>
                        <text:p><text:span text:style-name="T21"/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>The user needs a way </text:span><text:span text:style-name="T5">to customize the argume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9"><text:span text:style-name="T21">Encapsulating with ‘global’ <text:s/>(like we did for ‘split’)</text:span></text:p>
                      </text:list-item>
                      <text:list-item>
                        <text:p text:style-name="P19"><text:span text:style-name="T21">No effect in case we use ArchMulticore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</draw:text-box>
        </draw:frame>
        <draw:frame draw:style-name="gr12" draw:text-style-name="P11" draw:layer="layout" svg:width="26.033cm" svg:height="8.673cm" svg:x="1.272cm" svg:y="11.7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 {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global(qry)</text:span><text:span text:style-name="T17">);</text:span></text:p>
            <text:p><text:span text:style-name="T7">}</text:span></text:p>
          </draw:text-box>
        </draw:frame>
        <draw:custom-shape draw:style-name="gr14" draw:text-style-name="P28" draw:layer="layout" svg:width="26.033cm" svg:height="6.638cm" svg:x="1.272cm" svg:y="11.777cm">
          <text:p text:style-name="P25"><text:span text:style-name="T24"/></text:p>
          <text:p text:style-name="P25"><text:span text:style-name="T25"><text:line-break/></text:span><text:span text:style-name="T26">It can not work !</text:span><text:span text:style-name="T27"><text:line-break/></text:span><text:span text:style-name="T27"/></text:p>
          <text:list text:style-name="L1">
            <text:list-item>
              <text:p text:style-name="P26"><text:span text:style-name="T28">What we need is something that can </text:span><text:span text:style-name="T29">change</text:span><text:span text:style-name="T28"> the type of ‘qry’ on the DPU side.</text:span></text:p>
            </text:list-item>
            <text:list-item>
              <text:p text:style-name="P26"><text:span text:style-name="T28">Here, we are at the call site </text:span><text:span text:style-name="T29">on the host</text:span><text:span text:style-name="T28"> → we won’t see the ‘global’ call on DPU.</text:span></text:p>
            </text:list-item>
            <text:list-item>
              <text:p text:style-name="P26"><text:span text:style-name="T28">We could tell the DPU that ‘global’ is required but it would imply a </text:span><text:span text:style-name="T29">runtime decision</text:span><text:span text:style-name="T28">…</text:span></text:p>
            </text:list-item>
          </text:list>
          <text:p text:style-name="P27"><text:span text:style-name="T30"/></text:p>
          <text:p text:style-name="P27"><text:span text:style-name="T30"/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6.985cm" svg:height="4.575cm" svg:x="20.185cm" svg:y="2.81cm">
          <text:p text:style-name="P29"><text:span text:style-name="T31">On DPU, the argument should have a different type if in stack or global</text:span></text:p>
          <draw:enhanced-geometry svg:viewBox="0 0 21600 21600" draw:type="rectangle" draw:enhanced-path="M 0 0 L 21600 0 21600 21600 0 21600 0 0 Z N"/>
        </draw:custom-shape>
        <draw:line draw:style-name="gr16" draw:text-style-name="P31" draw:layer="layout" svg:x1="19.949cm" svg:y1="6.275cm" svg:x2="14.605cm" svg:y2="14.605cm">
          <text:p/>
        </draw:line>
        <draw:line draw:style-name="gr16" draw:text-style-name="P31" draw:layer="layout" svg:x1="20.002cm" svg:y1="5.515cm" svg:x2="14.605cm" svg:y2="5.515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0" draw:layer="layout" svg:width="25.137cm" svg:height="8.819cm" svg:x="1.533cm" svg:y="2.905cm">
          <draw:text-box>
            <text:p text:style-name="P18"><text:span text:style-name="T5">In UPMEM context, how to specify tha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20">an argument should <text:s/></text:span><text:span text:style-name="T21">be in stack </text:span></text:p>
                      </text:list-item>
                      <text:list-item>
                        <text:p text:style-name="P18"><text:span text:style-name="T20">an argument should <text:s/></text:span><text:span text:style-name="T21">be global</text:span></text:p>
                        <text:p><text:span text:style-name="T21"/></text:p>
                      </text:list-item>
                    </text:list>
                  </text:list-item>
                </text:list>
              </text:list-item>
            </text:list>
            <text:p text:style-name="P19"><text:span text:style-name="T23">The user needs a way </text:span><text:span text:style-name="T5">to customize the argumen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19"><text:span text:style-name="T21">Encapsulating with ‘global’ <text:s/>(like we did for ‘split’)</text:span></text:p>
                      </text:list-item>
                      <text:list-item>
                        <text:p text:style-name="P19"><text:span text:style-name="T21">No effect in case we use ArchMulticore</text:span></text:p>
                      </text:list-item>
                    </text:list>
                  </text:list-item>
                </text:list>
              </text:list-item>
            </text:list>
            <text:p><text:span text:style-name="T22"/></text:p>
          </draw:text-box>
        </draw:frame>
        <draw:frame draw:style-name="gr12" draw:text-style-name="P11" draw:layer="layout" svg:width="26.033cm" svg:height="8.673cm" svg:x="1.272cm" svg:y="11.7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vector&lt;uint32_t&gt;&amp; qry) {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global(qry)</text:span><text:span text:style-name="T17">);</text:span></text:p>
            <text:p><text:span text:style-name="T7">}</text:span></text:p>
          </draw:text-box>
        </draw:frame>
        <draw:custom-shape draw:style-name="gr17" draw:text-style-name="P28" draw:layer="layout" svg:width="26.033cm" svg:height="6.638cm" svg:x="1.272cm" svg:y="11.777cm">
          <text:p text:style-name="P25"><text:span text:style-name="T24"/></text:p>
          <text:p text:style-name="P25"><text:span text:style-name="T25"><text:line-break/></text:span><text:span text:style-name="T26">What can/can’t we do ?</text:span><text:span text:style-name="T27"><text:line-break/></text:span><text:span text:style-name="T27"/></text:p>
          <text:list text:style-name="L1">
            <text:list-item>
              <text:p text:style-name="P26"><text:span text:style-name="T28">We can’t put the ‘global’ information at the call site by encapsulating the argument.</text:span></text:p>
            </text:list-item>
            <text:list-item>
              <text:p text:style-name="P26"><text:span text:style-name="T28">We need this information at compilation time for type management.</text:span></text:p>
            </text:list-item>
            <text:list-item>
              <text:p text:style-name="P26"><text:span text:style-name="T28">Solution: <text:s/>modify the prototype of the ‘run’ method by providing the ‘global’ information</text:span></text:p>
            </text:list-item>
          </text:list>
          <text:p text:style-name="P27"><text:span text:style-name="T30"/></text:p>
          <text:p text:style-name="P27"><text:span text:style-name="T3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26.033cm" svg:height="12.093cm" svg:x="1.272cm" svg:y="2.9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/text:p>
            <text:p text:style-name="P9"><text:span text:style-name="T7"><text:tab/></text:span><text:span text:style-name="T7"><text:tab/></text:span><text:span text:style-name="T6">int</text:span><text:span text:style-name="T7"> tuid, </text:span></text:p>
            <text:p text:style-name="P9"><text:span text:style-name="T7"><text:tab/></text:span><text:span text:style-name="T7"><text:tab/></text:span><text:span text:style-name="T6">const</text:span><text:span text:style-name="T7"> vector&lt;uint32_t&gt;&amp; ref, </text:span></text:p>
            <text:p text:style-name="P9"><text:span text:style-name="T7"><text:tab/></text:span><text:span text:style-name="T7"><text:tab/></text:span><text:span text:style-name="T6">const</text:span><text:span text:style-name="T7"> </text:span><text:span text:style-name="T32">global_t&lt;vector&lt;uint32_t&gt;&gt;</text:span><text:span text:style-name="T7">&amp; qry) </text:span></text:p>
            <text:p text:style-name="P9"><text:span text:style-name="T7"><text:tab/></text:span><text:span text:style-name="T7">{</text:span></text:p>
            <text:p text:style-name="P10"><text:span text:style-name="T13"><text:s text:c="8"/></text:span><text:span text:style-name="T14">// do something</text:span></text:p>
            <text:p text:style-name="P9"><text:span text:style-name="T7"><text:tab/></text:span><text:span text:style-name="T7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qry</text:span><text:span text:style-name="T17">);</text:span></text:p>
            <text:p><text:span text:style-name="T7">}</text:span></text:p>
          </draw:text-box>
        </draw:frame>
        <draw:custom-shape draw:style-name="gr19" draw:text-style-name="P34" draw:layer="layout" svg:width="26.033cm" svg:height="4.873cm" svg:x="1.272cm" svg:y="15.677cm">
          <text:p text:style-name="P32"><text:span text:style-name="T33"/></text:p>
          <text:list text:style-name="L1">
            <text:list-item>
              <text:p text:style-name="P33"><text:span text:style-name="T28">The call site is left unchanged. </text:span></text:p>
            </text:list-item>
            <text:list-item>
              <text:p text:style-name="P33"><text:span text:style-name="T28">The ‘qry’ argument type in the ‘run’ method is now encapsulated by ‘global’.</text:span></text:p>
            </text:list-item>
            <text:list-item>
              <text:p text:style-name="P33"><text:span text:style-name="T28">PROS:</text:span><text:span text:style-name="T28"><text:tab/></text:span><text:span text:style-name="T28">should work...</text:span></text:p>
            </text:list-item>
            <text:list-item>
              <text:p text:style-name="P33"><text:span text:style-name="T28">CONS:</text:span><text:span text:style-name="T28"><text:tab/></text:span><text:span text:style-name="T28">asymmetry between usage of ‘split’ and ‘global’</text:span></text:p>
            </text:list-item>
          </text:list>
          <text:p text:style-name="P33"><text:span text:style-name="T3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26.033cm" svg:height="12.093cm" svg:x="1.272cm" svg:y="2.9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/text:p>
            <text:p text:style-name="P9"><text:span text:style-name="T7"><text:tab/></text:span><text:span text:style-name="T7"><text:tab/></text:span><text:span text:style-name="T6">int</text:span><text:span text:style-name="T7"> tuid, </text:span></text:p>
            <text:p text:style-name="P9"><text:span text:style-name="T7"><text:tab/></text:span><text:span text:style-name="T7"><text:tab/></text:span><text:span text:style-name="T6">const</text:span><text:span text:style-name="T7"> vector&lt;uint32_t&gt;&amp; ref, </text:span></text:p>
            <text:p text:style-name="P9"><text:span text:style-name="T7"><text:tab/></text:span><text:span text:style-name="T7"><text:tab/></text:span><text:span text:style-name="T6">const</text:span><text:span text:style-name="T7"> </text:span><text:span text:style-name="T32">global_t&lt;vector&lt;uint32_t&gt;&gt;</text:span><text:span text:style-name="T7">&amp; qry) </text:span></text:p>
            <text:p text:style-name="P9"><text:span text:style-name="T7"><text:tab/></text:span><text:span text:style-name="T7">{</text:span></text:p>
            <text:p text:style-name="P10"><text:span text:style-name="T13"><text:s text:c="8"/></text:span><text:span text:style-name="T14">// do something</text:span></text:p>
            <text:p text:style-name="P9"><text:span text:style-name="T7"><text:tab/></text:span><text:span text:style-name="T7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qry</text:span><text:span text:style-name="T17">);</text:span></text:p>
            <text:p><text:span text:style-name="T7">}</text:span></text:p>
          </draw:text-box>
        </draw:frame>
        <draw:custom-shape draw:style-name="gr20" draw:text-style-name="P34" draw:layer="layout" svg:width="26.033cm" svg:height="4.873cm" svg:x="1.272cm" svg:y="15.677cm">
          <text:p text:style-name="P32"><text:span text:style-name="T33"/></text:p>
          <text:list text:style-name="L1">
            <text:list-item>
              <text:p text:style-name="P33"><text:span text:style-name="T28">The call site is left unchanged. </text:span></text:p>
            </text:list-item>
            <text:list-item>
              <text:p text:style-name="P33"><text:span text:style-name="T28">The ‘qry’ argument type in the ‘run’ method is now encapsulated by ‘global’.</text:span></text:p>
            </text:list-item>
            <text:list-item>
              <text:p text:style-name="P33"><text:span text:style-name="T28">PROS:</text:span><text:span text:style-name="T28"><text:tab/></text:span><text:span text:style-name="T28">should work...</text:span></text:p>
            </text:list-item>
            <text:list-item>
              <text:p text:style-name="P33"><text:span text:style-name="T28">CONS:</text:span><text:span text:style-name="T28"><text:tab/></text:span><text:span text:style-name="T28">asymmetry between usage of ‘split’ and ‘global’</text:span></text:p>
            </text:list-item>
          </text:list>
          <text:p text:style-name="P33"><text:span text:style-name="T30"/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11.595cm" svg:height="7.62cm" svg:x="15.24cm" svg:y="3.375cm">
          <text:p text:style-name="P35"><text:span text:style-name="T34">Default implementation</text:span></text:p>
          <text:p text:style-name="P36"><text:span text:style-name="T35"/></text:p>
          <text:p text:style-name="P36"><text:span text:style-name="T35">template&lt;typename T&gt;</text:span></text:p>
          <text:p text:style-name="P36"><text:span text:style-name="T35">struct global <text:s/>{ using type = T; };</text:span></text:p>
          <text:p text:style-name="P36"><text:span text:style-name="T35"/></text:p>
          <text:p text:style-name="P36"><text:span text:style-name="T35">template&lt;typename T&gt;</text:span></text:p>
          <text:p text:style-name="P36"><text:span text:style-name="T35">using global_t = </text:span></text:p>
          <text:p text:style-name="P36"><text:span text:style-name="T35"><text:s text:c="4"/></text:span><text:span text:style-name="T35">typename global&lt;T&gt;::typ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26.033cm" svg:height="12.093cm" svg:x="1.272cm" svg:y="2.977cm">
          <draw:text-box>
            <text:p text:style-name="P9"><text:span text:style-name="T6">template</text:span><text:span text:style-name="T7">&lt;</text:span><text:span text:style-name="T6">class</text:span><text:span text:style-name="T7"> </text:span><text:span text:style-name="T8">ARCH</text:span><text:span text:style-name="T7">&gt;</text:span></text:p>
            <text:p text:style-name="P9"><text:span text:style-name="T6">struct</text:span><text:span text:style-name="T7"> Task</text:span></text:p>
            <text:p text:style-name="P9"><text:span text:style-name="T9">{</text:span></text:p>
            <text:p text:style-name="P9"><text:span text:style-name="T7"><text:s text:c="4"/></text:span><text:span text:style-name="T7">USING(</text:span><text:span text:style-name="T10">ARCH</text:span><text:span text:style-name="T7">);</text:span></text:p>
            <text:p text:style-name="P9"><text:span text:style-name="T7"/></text:p>
            <text:p text:style-name="P9"><text:span text:style-name="T7"><text:s text:c="4"/></text:span><text:span text:style-name="T6">static</text:span><text:span text:style-name="T7"> </text:span><text:span text:style-name="T6">auto</text:span><text:span text:style-name="T7"> </text:span><text:span text:style-name="T12">run</text:span><text:span text:style-name="T7"> (</text:span></text:p>
            <text:p text:style-name="P9"><text:span text:style-name="T7"><text:tab/></text:span><text:span text:style-name="T7"><text:tab/></text:span><text:span text:style-name="T6">int</text:span><text:span text:style-name="T7"> tuid, </text:span></text:p>
            <text:p text:style-name="P9"><text:span text:style-name="T7"><text:tab/></text:span><text:span text:style-name="T7"><text:tab/></text:span><text:span text:style-name="T6">const</text:span><text:span text:style-name="T7"> vector&lt;uint32_t&gt;&amp; ref, </text:span></text:p>
            <text:p text:style-name="P9"><text:span text:style-name="T7"><text:tab/></text:span><text:span text:style-name="T7"><text:tab/></text:span><text:span text:style-name="T6">const</text:span><text:span text:style-name="T7"> </text:span><text:span text:style-name="T32">global_t&lt;vector&lt;uint32_t&gt;&gt;</text:span><text:span text:style-name="T7">&amp; qry) </text:span></text:p>
            <text:p text:style-name="P9"><text:span text:style-name="T7"><text:tab/></text:span><text:span text:style-name="T7">{</text:span></text:p>
            <text:p text:style-name="P10"><text:span text:style-name="T13"><text:s text:c="8"/></text:span><text:span text:style-name="T14">// do something</text:span></text:p>
            <text:p text:style-name="P9"><text:span text:style-name="T7"><text:tab/></text:span><text:span text:style-name="T7">}</text:span></text:p>
            <text:p text:style-name="P9"><text:span text:style-name="T9">};</text:span></text:p>
            <text:p text:style-name="P9"><text:span text:style-name="T11"/></text:p>
            <text:p text:style-name="P9"><text:span text:style-name="T6">int</text:span><text:span text:style-name="T7"> </text:span><text:span text:style-name="T12">main</text:span><text:span text:style-name="T7">()</text:span></text:p>
            <text:p text:style-name="P9"><text:span text:style-name="T9">{</text:span></text:p>
            <text:p text:style-name="P9"><text:span text:style-name="T7"><text:s text:c="4"/></text:span><text:span text:style-name="T7">vector&lt;uint32_t&gt; ref, qry; <text:s text:c="2"/></text:span><text:span text:style-name="T14">// we suppose that </text:span><text:span text:style-name="T15">ref</text:span><text:span text:style-name="T14"> and </text:span><text:span text:style-name="T15">qry will be filled</text:span></text:p>
            <text:p text:style-name="P9"><text:span text:style-name="T11"/></text:p>
            <text:p text:style-name="P9"><text:span text:style-name="T7"><text:s text:c="4"/></text:span><text:span text:style-name="T7">Launcher&lt;ArchUpmem&gt; launcher { 4_dpu };</text:span></text:p>
            <text:p text:style-name="P9"><text:span text:style-name="T16"/></text:p>
            <text:p><text:span text:style-name="T17"><text:s text:c="4"/></text:span><text:span text:style-name="T17">launcher.run&lt;Task&gt; (split&lt;ArchUpmem::Tasklet&gt;(ref), </text:span><text:span text:style-name="T18">qry</text:span><text:span text:style-name="T17">);</text:span></text:p>
            <text:p><text:span text:style-name="T7">}</text:span></text:p>
          </draw:text-box>
        </draw:frame>
        <draw:custom-shape draw:style-name="gr22" draw:text-style-name="P34" draw:layer="layout" svg:width="26.033cm" svg:height="4.873cm" svg:x="1.272cm" svg:y="15.677cm">
          <text:p text:style-name="P32"><text:span text:style-name="T33"/></text:p>
          <text:list text:style-name="L1">
            <text:list-item>
              <text:p text:style-name="P33"><text:span text:style-name="T28">The call site is left unchanged. </text:span></text:p>
            </text:list-item>
            <text:list-item>
              <text:p text:style-name="P33"><text:span text:style-name="T28">The ‘qry’ argument type in the ‘run’ method is now encapsulated by ‘global’.</text:span></text:p>
            </text:list-item>
            <text:list-item>
              <text:p text:style-name="P33"><text:span text:style-name="T28">PROS:</text:span><text:span text:style-name="T28"><text:tab/></text:span><text:span text:style-name="T28">should work...</text:span></text:p>
            </text:list-item>
            <text:list-item>
              <text:p text:style-name="P33"><text:span text:style-name="T28">CONS:</text:span><text:span text:style-name="T28"><text:tab/></text:span><text:span text:style-name="T28">asymmetry between usage of ‘split’ and ‘global’</text:span></text:p>
            </text:list-item>
          </text:list>
          <text:p text:style-name="P33"><text:span text:style-name="T30"/></text:p>
          <draw:enhanced-geometry svg:viewBox="0 0 21600 21600" draw:type="rectangle" draw:enhanced-path="M 0 0 L 21600 0 21600 21600 0 21600 0 0 Z N"/>
        </draw:custom-shape>
        <draw:custom-shape draw:style-name="gr23" draw:text-style-name="P37" draw:layer="layout" svg:width="11.595cm" svg:height="7.62cm" svg:x="15.24cm" svg:y="3.375cm">
          <text:p text:style-name="P35"><text:span text:style-name="T34">Specialization for DPU vector</text:span></text:p>
          <text:p text:style-name="P36"><text:span text:style-name="T35"/></text:p>
          <text:p text:style-name="P36"><text:span text:style-name="T35">template&lt;typename T&gt;</text:span></text:p>
          <text:p text:style-name="P36"><text:span text:style-name="T35">struct global&lt;ArchUpmem::vector&lt;T&gt;&gt; <text:s/></text:span></text:p>
          <text:p text:style-name="P36"><text:span text:style-name="T35">{ </text:span></text:p>
          <text:p text:style-name="P36"><text:span text:style-name="T35"><text:tab/></text:span><text:span text:style-name="T35">using type = dpu::vectorWRAM&lt;T&gt;; </text:span></text:p>
          <text:p text:style-name="P36"><text:span text:style-name="T35">};</text:span></text:p>
          <text:p text:style-name="P36"><text:span text:style-name="T35"/></text:p>
          <text:p text:style-name="P36"><text:span text:style-name="T3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24.763cm" svg:height="1.838cm" svg:x="1.872cm" svg:y="3.777cm">
          <draw:text-box>
            <text:p text:style-name="P9"><text:span text:style-name="T6"/></text:p>
            <text:p text:style-name="P9"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</text:span><text:span text:style-name="T32">global_t&lt;vector&lt;uint32_t&gt;&gt;</text:span><text:span text:style-name="T7">&amp; qry);</text:span></text:p>
            <text:p text:style-name="P9"><text:span text:style-name="T7"/></text:p>
          </draw:text-box>
        </draw:frame>
        <draw:frame draw:style-name="gr25" draw:text-style-name="P38" draw:layer="layout" svg:width="25.137cm" svg:height="1.539cm" svg:x="1.534cm" svg:y="2.506cm">
          <draw:text-box>
            <text:p text:style-name="P18"><text:span text:style-name="T5">Proposition 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24.763cm" svg:height="1.838cm" svg:x="1.872cm" svg:y="3.777cm">
          <draw:text-box>
            <text:p text:style-name="P9"><text:span text:style-name="T6"/></text:p>
            <text:p text:style-name="P10"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</text:span><text:span text:style-name="T32">global_t&lt;vector&lt;uint32_t&gt;&gt;</text:span><text:span text:style-name="T7">&amp; qry);</text:span></text:p>
            <text:p text:style-name="P9"><text:span text:style-name="T7"/></text:p>
          </draw:text-box>
        </draw:frame>
        <draw:frame draw:style-name="gr25" draw:text-style-name="P38" draw:layer="layout" svg:width="25.137cm" svg:height="1.539cm" svg:x="1.534cm" svg:y="2.506cm">
          <draw:text-box>
            <text:p text:style-name="P18"><text:span text:style-name="T5">Proposition 1</text:span></text:p>
          </draw:text-box>
        </draw:frame>
        <draw:frame draw:style-name="gr26" draw:text-style-name="P40" draw:layer="layout" svg:width="24.762cm" svg:height="2.443cm" svg:x="1.873cm" svg:y="7.677cm">
          <draw:text-box>
            <text:p text:style-name="P39"><text:span text:style-name="T36">template &lt;</text:span><text:span text:style-name="T32">typename MODIFIER = global&lt;0,0,1&gt; </text:span><text:span text:style-name="T37">&gt;</text:span><text:span text:style-name="T38"><text:line-break/>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vector&lt;uint32_t&gt;&amp; qry);</text:span><text:span text:style-name="T7"><text:line-break/></text:span><text:span text:style-name="T7"/></text:p>
          </draw:text-box>
        </draw:frame>
        <draw:frame draw:style-name="gr25" draw:text-style-name="P38" draw:layer="layout" svg:width="25.137cm" svg:height="1.539cm" svg:x="1.535cm" svg:y="6.407cm">
          <draw:text-box>
            <text:p text:style-name="P18"><text:span text:style-name="T5">Proposition 2</text:span></text:p>
          </draw:text-box>
        </draw:frame>
        <draw:custom-shape draw:style-name="gr27" draw:text-style-name="P42" draw:layer="layout" svg:width="5.029cm" svg:height="0.722cm" svg:x="21.59cm" svg:y="7.685cm">
          <text:p text:style-name="P41"><text:span text:style-name="T39">maybe not possi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24.763cm" svg:height="1.838cm" svg:x="1.872cm" svg:y="3.777cm">
          <draw:text-box>
            <text:p text:style-name="P9"><text:span text:style-name="T6"/></text:p>
            <text:p text:style-name="P10"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</text:span><text:span text:style-name="T32">global_t&lt;vector&lt;uint32_t&gt;&gt;</text:span><text:span text:style-name="T7">&amp; qry);</text:span></text:p>
            <text:p text:style-name="P9"><text:span text:style-name="T7"/></text:p>
          </draw:text-box>
        </draw:frame>
        <draw:frame draw:style-name="gr25" draw:text-style-name="P38" draw:layer="layout" svg:width="25.137cm" svg:height="1.539cm" svg:x="1.534cm" svg:y="2.506cm">
          <draw:text-box>
            <text:p text:style-name="P18"><text:span text:style-name="T5">Proposition 1</text:span></text:p>
          </draw:text-box>
        </draw:frame>
        <draw:frame draw:style-name="gr26" draw:text-style-name="P40" draw:layer="layout" svg:width="24.762cm" svg:height="2.443cm" svg:x="1.873cm" svg:y="7.677cm">
          <draw:text-box>
            <text:p text:style-name="P39"><text:span text:style-name="T36">template &lt;</text:span><text:span text:style-name="T32">typename MODIFIER = global&lt;0,0,1&gt; </text:span><text:span text:style-name="T37">&gt;</text:span><text:span text:style-name="T38"><text:line-break/>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vector&lt;uint32_t&gt;&amp; qry);</text:span><text:span text:style-name="T7"><text:line-break/></text:span><text:span text:style-name="T7"/></text:p>
          </draw:text-box>
        </draw:frame>
        <draw:frame draw:style-name="gr25" draw:text-style-name="P38" draw:layer="layout" svg:width="25.137cm" svg:height="1.539cm" svg:x="1.535cm" svg:y="6.407cm">
          <draw:text-box>
            <text:p text:style-name="P18"><text:span text:style-name="T5">Proposition 2</text:span></text:p>
          </draw:text-box>
        </draw:frame>
        <draw:custom-shape draw:style-name="gr27" draw:text-style-name="P42" draw:layer="layout" svg:width="5.029cm" svg:height="0.722cm" svg:x="21.59cm" svg:y="7.685cm">
          <text:p text:style-name="P41"><text:span text:style-name="T39">maybe not possible</text:span></text:p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24.762cm" svg:height="2.427cm" svg:x="1.874cm" svg:y="12.078cm">
          <draw:text-box>
            <text:p text:style-name="P39"><text:span text:style-name="T36">template &lt;int</text:span><text:span text:style-name="T32"> GLOBAL = 0b100</text:span><text:span text:style-name="T37">&gt;</text:span><text:span text:style-name="T38"><text:line-break/>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vector&lt;uint32_t&gt;&amp; qry);</text:span></text:p>
          </draw:text-box>
        </draw:frame>
        <draw:frame draw:style-name="gr25" draw:text-style-name="P38" draw:layer="layout" svg:width="25.137cm" svg:height="1.539cm" svg:x="1.536cm" svg:y="10.808cm">
          <draw:text-box>
            <text:p text:style-name="P18"><text:span text:style-name="T5">Proposition 2b</text:span></text:p>
          </draw:text-box>
        </draw:frame>
        <draw:custom-shape draw:style-name="gr27" draw:text-style-name="P42" draw:layer="layout" svg:width="5.029cm" svg:height="0.722cm" svg:x="21.591cm" svg:y="12.086cm">
          <text:p text:style-name="P41"><text:span text:style-name="T39">maybe not possi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out" svg:width="24.763cm" svg:height="1.838cm" svg:x="1.872cm" svg:y="3.777cm">
          <draw:text-box>
            <text:p text:style-name="P9"><text:span text:style-name="T6"/></text:p>
            <text:p text:style-name="P10"><text:span text:style-name="T6">auto</text:span><text:span text:style-name="T7"> </text:span><text:span text:style-name="T12">run</text:span><text:span text:style-name="T7"> (</text:span><text:span text:style-name="T6">int</text:span><text:span text:style-name="T7"> tuid, </text:span><text:span text:style-name="T6">const</text:span><text:span text:style-name="T7"> vector&lt;uint32_t&gt;&amp; ref, </text:span><text:span text:style-name="T6">const</text:span><text:span text:style-name="T7"> </text:span><text:span text:style-name="T32">global_t&lt;vector&lt;uint32_t&gt;&gt;</text:span><text:span text:style-name="T7">&amp; qry);</text:span></text:p>
            <text:p text:style-name="P9"><text:span text:style-name="T7"/></text:p>
          </draw:text-box>
        </draw:frame>
        <draw:frame draw:style-name="gr25" draw:text-style-name="P38" draw:layer="layout" svg:width="25.137cm" svg:height="1.539cm" svg:x="1.534cm" svg:y="2.506cm">
          <draw:text-box>
            <text:p text:style-name="P18"><text:span text:style-name="T5">Proposition 1</text:span></text:p>
          </draw:text-box>
        </draw:frame>
        <draw:frame draw:style-name="gr26" draw:text-style-name="P40" draw:layer="layout" svg:width="24.762cm" svg:height="2.443cm" svg:x="1.873cm" svg:y="7.677cm">
          <draw:text-box>
            <text:p text:style-name="P39"><text:span text:style-name="T36">template &lt;</text:span><text:span text:style-name="T32">typename MODIFIER = global&lt;0,0,1&gt; </text:span><text:span text:style-name="T37">&gt;</text:span><text:span text:style-name="T38"><text:line-break/>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vector&lt;uint32_t&gt;&amp; qry);</text:span><text:span text:style-name="T7"><text:line-break/></text:span><text:span text:style-name="T7"/></text:p>
          </draw:text-box>
        </draw:frame>
        <draw:frame draw:style-name="gr29" draw:text-style-name="P44" draw:layer="layout" svg:width="12.097cm" svg:height="4.073cm" svg:x="1.873cm" svg:y="16.477cm">
          <draw:text-box>
            <text:p text:style-name="P43"><text:span text:style-name="T6">auto</text:span><text:span text:style-name="T7"> </text:span><text:span text:style-name="T12">run</text:span><text:span text:style-name="T7"> (</text:span></text:p>
            <text:p text:style-name="P43"><text:span text:style-name="T7"><text:tab/></text:span><text:span text:style-name="T6">int</text:span><text:span text:style-name="T7"> tuid, <text:s/></text:span></text:p>
            <text:p text:style-name="P43"><text:span text:style-name="T7"><text:tab/></text:span><text:span text:style-name="T6">const</text:span><text:span text:style-name="T7"> vector&lt;uint32_t&gt;&amp; ref, <text:s/></text:span></text:p>
            <text:p text:style-name="P43"><text:span text:style-name="T7"><text:tab/></text:span><text:span text:style-name="T6">const</text:span><text:span text:style-name="T7"> vector&lt;uint32_t&gt;&amp; qry, </text:span></text:p>
            <text:p text:style-name="P43"><text:span text:style-name="T32"><text:tab/></text:span><text:span text:style-name="T32">global&lt;0,0,1&gt; = {}</text:span></text:p>
            <text:p text:style-name="P43"><text:span text:style-name="T7">);</text:span></text:p>
          </draw:text-box>
        </draw:frame>
        <draw:frame draw:style-name="gr25" draw:text-style-name="P38" draw:layer="layout" svg:width="25.137cm" svg:height="1.539cm" svg:x="1.535cm" svg:y="6.407cm">
          <draw:text-box>
            <text:p text:style-name="P18"><text:span text:style-name="T5">Proposition 2</text:span></text:p>
          </draw:text-box>
        </draw:frame>
        <draw:frame draw:style-name="gr25" draw:text-style-name="P38" draw:layer="layout" svg:width="25.137cm" svg:height="1.539cm" svg:x="1.536cm" svg:y="15.208cm">
          <draw:text-box>
            <text:p text:style-name="P18"><text:span text:style-name="T5">Proposition 3</text:span></text:p>
          </draw:text-box>
        </draw:frame>
        <draw:custom-shape draw:style-name="gr27" draw:text-style-name="P42" draw:layer="layout" svg:width="5.029cm" svg:height="0.722cm" svg:x="21.59cm" svg:y="7.685cm">
          <text:p text:style-name="P41"><text:span text:style-name="T39">maybe not possible</text:span></text:p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24.762cm" svg:height="2.427cm" svg:x="1.874cm" svg:y="12.078cm">
          <draw:text-box>
            <text:p text:style-name="P39"><text:span text:style-name="T36">template &lt;int</text:span><text:span text:style-name="T32"> GLOBAL = 0b100</text:span><text:span text:style-name="T37">&gt;</text:span><text:span text:style-name="T38"><text:line-break/></text:span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vector&lt;uint32_t&gt;&amp; qry);</text:span></text:p>
          </draw:text-box>
        </draw:frame>
        <draw:frame draw:style-name="gr25" draw:text-style-name="P38" draw:layer="layout" svg:width="25.137cm" svg:height="1.539cm" svg:x="1.536cm" svg:y="10.808cm">
          <draw:text-box>
            <text:p text:style-name="P18"><text:span text:style-name="T5">Proposition 2b</text:span></text:p>
          </draw:text-box>
        </draw:frame>
        <draw:custom-shape draw:style-name="gr27" draw:text-style-name="P42" draw:layer="layout" svg:width="5.029cm" svg:height="0.722cm" svg:x="21.591cm" svg:y="12.086cm">
          <text:p text:style-name="P41"><text:span text:style-name="T39">maybe not possible</text:span></text:p>
          <draw:enhanced-geometry svg:viewBox="0 0 21600 21600" draw:type="rectangle" draw:enhanced-path="M 0 0 L 21600 0 21600 21600 0 21600 0 0 Z N"/>
        </draw:custom-shape>
        <draw:frame draw:style-name="gr29" draw:text-style-name="P44" draw:layer="layout" svg:width="11.796cm" svg:height="4.073cm" svg:x="14.874cm" svg:y="16.478cm">
          <draw:text-box>
            <text:p text:style-name="P43"><text:span text:style-name="T6">auto</text:span><text:span text:style-name="T7"> </text:span><text:span text:style-name="T12">run</text:span><text:span text:style-name="T7"> (</text:span></text:p>
            <text:p text:style-name="P43"><text:span text:style-name="T7"><text:tab/></text:span><text:span text:style-name="T6">int</text:span><text:span text:style-name="T7"> tuid, <text:s/></text:span></text:p>
            <text:p text:style-name="P43"><text:span text:style-name="T7"><text:tab/></text:span><text:span text:style-name="T6">const</text:span><text:span text:style-name="T7"> vector&lt;uint32_t&gt;&amp; ref, <text:s/></text:span></text:p>
            <text:p text:style-name="P43"><text:span text:style-name="T7"><text:tab/></text:span><text:span text:style-name="T6">const</text:span><text:span text:style-name="T7"> vector&lt;uint32_t&gt;&amp; qry, </text:span></text:p>
            <text:p text:style-name="P43"><text:span text:style-name="T32"><text:tab/></text:span><text:span text:style-name="T32">global&lt;0b100&gt; = {}</text:span></text:p>
            <text:p text:style-name="P43"><text:span text:style-name="T7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137cm" svg:height="1.539cm" svg:x="1.534cm" svg:y="2.506cm">
          <draw:text-box>
            <text:p text:style-name="P18"><text:span text:style-name="T5">Proposition 4</text:span></text:p>
          </draw:text-box>
        </draw:frame>
        <draw:frame draw:style-name="gr30" draw:text-style-name="P44" draw:layer="layout" svg:width="19.082cm" svg:height="4.413cm" svg:x="1.873cm" svg:y="4.477cm">
          <draw:text-box>
            <text:p text:style-name="P43"><text:span text:style-name="T6">auto</text:span><text:span text:style-name="T7"> </text:span><text:span text:style-name="T12">run</text:span><text:span text:style-name="T7"> (</text:span></text:p>
            <text:p text:style-name="P43"><text:span text:style-name="T7"><text:tab/></text:span><text:span text:style-name="T6">int</text:span><text:span text:style-name="T7"> tuid, <text:s/></text:span></text:p>
            <text:p text:style-name="P45"><text:span text:style-name="T17"><text:s text:c="4"/></text:span><text:span text:style-name="T17"><text:tab/></text:span><text:span text:style-name="T40">const</text:span><text:span text:style-name="T17"> vector&lt;uint32_t&gt;&amp; ref, <text:s/></text:span></text:p>
            <text:p text:style-name="P45"><text:span text:style-name="T17"><text:tab/></text:span><text:span text:style-name="T18">global, </text:span><text:span text:style-name="T40">const</text:span><text:span text:style-name="T17"> vector&lt;uint32_t&gt;&amp; qry </text:span></text:p>
            <text:p text:style-name="P43"><text:span text:style-name="T7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137cm" svg:height="1.539cm" svg:x="1.534cm" svg:y="2.906cm">
          <draw:text-box>
            <text:p text:style-name="P18"><text:span text:style-name="T5">Proposition 5</text:span></text:p>
          </draw:text-box>
        </draw:frame>
        <draw:frame draw:style-name="gr31" draw:text-style-name="P49" draw:layer="layout" svg:width="24.762cm" svg:height="8.758cm" svg:x="1.873cm" svg:y="4.577cm">
          <draw:text-box>
            <text:p text:style-name="P46"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32">GLOBAL</text:span><text:span text:style-name="T7"> </text:span><text:span text:style-name="T6">const</text:span><text:span text:style-name="T7"> vector&lt;uint32_t&gt;&amp; qry);</text:span></text:p>
            <text:p text:style-name="P46"><text:span text:style-name="T41">This solution relies on the following hack:</text:span></text:p>
            <text:list text:style-name="L1">
              <text:list-item>
                <text:list>
                  <text:list-item>
                    <text:p text:style-name="P47"><text:span text:style-name="T42">We hijack the ‘volatile’ C/C++ keyword for the ArchUpmem context only</text:span></text:p>
                    <text:list>
                      <text:list-item>
                        <text:list>
                          <text:list-header>
                            <text:p text:style-name="P48"><text:span text:style-name="T43">#define GLOBAL volatile // DPU context</text:span></text:p>
                            <text:p text:style-name="P45"><text:span text:style-name="T44">#define GLOBAL <text:s text:c="9"/>// Multicore context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46"><text:span text:style-name="T45">We can then tell that the type of ‘qry’ is volatile, ie. we changed the prototype as required</text:span></text:p>
                  </text:list-item>
                  <text:list-item>
                    <text:p text:style-name="P46"><text:span text:style-name="T45">On DPU side, we interpret volatile parameter as being a ‘global’ one</text:span></text:p>
                  </text:list-item>
                </text:list>
              </text:list-item>
            </text:list>
          </draw:text-box>
        </draw:frame>
        <draw:frame draw:style-name="gr32" draw:text-style-name="P51" draw:layer="layout" svg:width="24.763cm" svg:height="5.643cm" svg:x="1.873cm" svg:y="14.277cm">
          <draw:text-box>
            <text:p text:style-name="P50"><text:span text:style-name="T40">#include</text:span><text:span text:style-name="T46"> </text:span><text:span text:style-name="T47">&lt;type_traits&gt;</text:span></text:p>
            <text:p text:style-name="P50"><text:span text:style-name="T6"/></text:p>
            <text:p text:style-name="P50"><text:span text:style-name="T6">#define</text:span><text:span text:style-name="T7"> GLOBAL <text:s text:c="7"/></text:span><text:span text:style-name="T6">volatile</text:span></text:p>
            <text:p text:style-name="P50"><text:span text:style-name="T40">#define</text:span><text:span text:style-name="T48"> IS_GLOBAL(x) <text:s/>std::is_volatile_v&lt;std::remove_reference_t&lt;</text:span><text:span text:style-name="T40">decltype</text:span><text:span text:style-name="T17">(x)&gt;&gt;</text:span></text:p>
            <text:p text:style-name="P50"><text:span text:style-name="T16"/></text:p>
            <text:p text:style-name="P50"><text:span text:style-name="T40">auto</text:span><text:span text:style-name="T17"> </text:span><text:span text:style-name="T46">run</text:span><text:span text:style-name="T17"> (</text:span><text:span text:style-name="T6">int</text:span><text:span text:style-name="T7"> tuid, </text:span><text:span text:style-name="T6">const</text:span><text:span text:style-name="T7"> vector&lt;uint32_t&gt;&amp; ref, </text:span><text:span text:style-name="T32">GLOBAL</text:span><text:span text:style-name="T7"> </text:span><text:span text:style-name="T6">const</text:span><text:span text:style-name="T7"> vector&lt;uint32_t&gt;&amp; qry)</text:span></text:p>
            <text:p text:style-name="P50"><text:span text:style-name="T7">{</text:span></text:p>
            <text:p text:style-name="P9"><text:span text:style-name="T49"><text:s text:c="4"/></text:span><text:span text:style-name="T6">static_assert</text:span><text:span text:style-name="T49"> (</text:span><text:span text:style-name="T6">not</text:span><text:span text:style-name="T49"> IS_GLOBAL(ref));</text:span></text:p>
            <text:p text:style-name="P9"><text:span text:style-name="T49"><text:s text:c="4"/></text:span><text:span text:style-name="T6">static_assert</text:span><text:span text:style-name="T49"> ( <text:s text:c="3"/>IS_GLOBAL(qry));</text:span></text:p>
            <text:p text:style-name="P50"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4.763cm" svg:height="7.781cm" svg:x="1.872cm" svg:y="4.577cm">
          <draw:text-box>
            <text:p text:style-name="P9"><text:span text:style-name="T6"/></text:p>
            <text:p text:style-name="P52"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</text:span><text:span text:style-name="T32">global::</text:span><text:span text:style-name="T7">vector&lt;uint32_t&gt;&amp; qry);</text:span></text:p>
            <text:p text:style-name="P52"><text:span text:style-name="T41">This solution relies on the definition of a ‘global’ namespace:</text:span></text:p>
            <text:list text:style-name="L1">
              <text:list-item>
                <text:list>
                  <text:list-item>
                    <text:p text:style-name="P52"><text:span text:style-name="T45">We need to provide all the types we would like to be ‘global’</text:span></text:p>
                  </text:list-item>
                  <text:list-item>
                    <text:p text:style-name="P52"><text:span text:style-name="T45">Won’t work with primitive types <text:s/>(ie. not possible to write ‘global::int’)</text:span></text:p>
                  </text:list-item>
                  <text:list-item>
                    <text:p text:style-name="P52"><text:span text:style-name="T45">Not very re-usable without BPL (ie. ‘global’ namespace required or ‘namespace global=std;’)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style-name="gr25" draw:text-style-name="P38" draw:layer="layout" svg:width="25.137cm" svg:height="1.539cm" svg:x="1.534cm" svg:y="2.906cm">
          <draw:text-box>
            <text:p text:style-name="P18"><text:span text:style-name="T5">Proposition 6</text:span></text:p>
          </draw:text-box>
        </draw:frame>
        <draw:frame draw:style-name="gr34" draw:text-style-name="P53" draw:layer="layout" svg:width="24.763cm" svg:height="6.137cm" svg:x="1.874cm" svg:y="13.678cm">
          <draw:text-box>
            <text:p text:style-name="P9"><text:span text:style-name="T40">using</text:span><text:span text:style-name="T17"> </text:span><text:span text:style-name="T40">namespace</text:span><text:span text:style-name="T17"> std;</text:span></text:p>
            <text:p text:style-name="P9"><text:span text:style-name="T17"/></text:p>
            <text:p text:style-name="P9"><text:span text:style-name="T40">namespace</text:span><text:span text:style-name="T17"> global</text:span></text:p>
            <text:p text:style-name="P9"><text:span text:style-name="T17">{</text:span></text:p>
            <text:p text:style-name="P9"><text:span text:style-name="T17"><text:s text:c="4"/></text:span><text:span text:style-name="T40">template</text:span><text:span text:style-name="T17">&lt;</text:span><text:span text:style-name="T40">typename</text:span><text:span text:style-name="T17"> </text:span><text:span text:style-name="T50">T</text:span><text:span text:style-name="T17">&gt; </text:span><text:span text:style-name="T40">using</text:span><text:span text:style-name="T17"> </text:span><text:span text:style-name="T51">vector</text:span><text:span text:style-name="T17"> = std::vector&lt;</text:span><text:span text:style-name="T50">T</text:span><text:span text:style-name="T17">&gt;;</text:span></text:p>
            <text:p text:style-name="P9"><text:span text:style-name="T17">};</text:span></text:p>
            <text:p text:style-name="P9"><text:span text:style-name="T17"/></text:p>
            <text:p text:style-name="P9"><text:span text:style-name="T40">auto</text:span><text:span text:style-name="T17"> </text:span><text:span text:style-name="T46">run</text:span><text:span text:style-name="T17"> (</text:span><text:span text:style-name="T40">int</text:span><text:span text:style-name="T17"> tuid, <text:s/></text:span><text:span text:style-name="T40">const</text:span><text:span text:style-name="T17"> vector&lt;uint32_t&gt;&amp; ref, <text:s/></text:span><text:span text:style-name="T40">const</text:span><text:span text:style-name="T17"> </text:span><text:span text:style-name="T18">global::</text:span><text:span text:style-name="T51">vector</text:span><text:span text:style-name="T17">&lt;uint32_t&gt;&amp; qry)</text:span></text:p>
            <text:p text:style-name="P9"><text:span text:style-name="T17">{</text:span></text:p>
            <text:p text:style-name="P9"><text:span text:style-name="T17">}</text:span></text:p>
          </draw:text-box>
        </draw:frame>
        <draw:custom-shape draw:style-name="gr27" draw:text-style-name="P55" draw:layer="layout" svg:width="5.029cm" svg:height="0.722cm" svg:x="21.591cm" svg:y="13.694cm">
          <text:p text:style-name="P54"><text:span text:style-name="T52">ArchMultic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24.763cm" svg:height="7.781cm" svg:x="1.872cm" svg:y="4.577cm">
          <draw:text-box>
            <text:p text:style-name="P9"><text:span text:style-name="T6"/></text:p>
            <text:p text:style-name="P52"><text:span text:style-name="T6">auto</text:span><text:span text:style-name="T7"> </text:span><text:span text:style-name="T12">run</text:span><text:span text:style-name="T7"> (</text:span><text:span text:style-name="T6">int</text:span><text:span text:style-name="T7"> tuid, <text:s/></text:span><text:span text:style-name="T6">const</text:span><text:span text:style-name="T7"> vector&lt;uint32_t&gt;&amp; ref, <text:s/></text:span><text:span text:style-name="T6">const</text:span><text:span text:style-name="T7"> </text:span><text:span text:style-name="T32">global::</text:span><text:span text:style-name="T7">vector&lt;uint32_t&gt;&amp; qry);</text:span></text:p>
            <text:p text:style-name="P52"><text:span text:style-name="T41">This solution relies on the definition of a ‘global’ namespace:</text:span></text:p>
            <text:list text:style-name="L1">
              <text:list-item>
                <text:list>
                  <text:list-item>
                    <text:p text:style-name="P52"><text:span text:style-name="T45">We need to provide all the types we would like to be ‘global’</text:span></text:p>
                  </text:list-item>
                  <text:list-item>
                    <text:p text:style-name="P52"><text:span text:style-name="T45">Won’t work with primitive types <text:s/>(ie. not possible to write ‘global::int’)</text:span></text:p>
                  </text:list-item>
                  <text:list-item>
                    <text:p text:style-name="P52"><text:span text:style-name="T45">Not very re-usable without BPL (ie. ‘global’ namespace required or ‘namespace global=std;’)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style-name="gr25" draw:text-style-name="P38" draw:layer="layout" svg:width="25.137cm" svg:height="1.539cm" svg:x="1.534cm" svg:y="2.906cm">
          <draw:text-box>
            <text:p text:style-name="P18"><text:span text:style-name="T5">Proposition 6</text:span></text:p>
          </draw:text-box>
        </draw:frame>
        <draw:frame draw:style-name="gr34" draw:text-style-name="P53" draw:layer="layout" svg:width="24.763cm" svg:height="6.137cm" svg:x="1.874cm" svg:y="13.678cm">
          <draw:text-box>
            <text:p text:style-name="P9"><text:span text:style-name="T40">using</text:span><text:span text:style-name="T17"> </text:span><text:span text:style-name="T40">namespace</text:span><text:span text:style-name="T17"> dpu;</text:span></text:p>
            <text:p text:style-name="P9"><text:span text:style-name="T17"/></text:p>
            <text:p text:style-name="P9"><text:span text:style-name="T40">namespace</text:span><text:span text:style-name="T17"> global</text:span></text:p>
            <text:p text:style-name="P9"><text:span text:style-name="T17">{</text:span></text:p>
            <text:p text:style-name="P9"><text:span text:style-name="T17"><text:s text:c="4"/></text:span><text:span text:style-name="T40">template</text:span><text:span text:style-name="T17">&lt;</text:span><text:span text:style-name="T40">typename</text:span><text:span text:style-name="T17"> </text:span><text:span text:style-name="T50">T</text:span><text:span text:style-name="T17">&gt; </text:span><text:span text:style-name="T40">using</text:span><text:span text:style-name="T17"> </text:span><text:span text:style-name="T51">vector</text:span><text:span text:style-name="T17"> = dpu::vectorInWram&lt;</text:span><text:span text:style-name="T50">T</text:span><text:span text:style-name="T17">&gt;;</text:span></text:p>
            <text:p text:style-name="P9"><text:span text:style-name="T17">};</text:span></text:p>
            <text:p text:style-name="P9"><text:span text:style-name="T17"/></text:p>
            <text:p text:style-name="P9"><text:span text:style-name="T40">auto</text:span><text:span text:style-name="T17"> </text:span><text:span text:style-name="T46">run</text:span><text:span text:style-name="T17"> (</text:span><text:span text:style-name="T40">int</text:span><text:span text:style-name="T17"> tuid, <text:s/></text:span><text:span text:style-name="T40">const</text:span><text:span text:style-name="T17"> vector&lt;uint32_t&gt;&amp; ref, <text:s/></text:span><text:span text:style-name="T40">const</text:span><text:span text:style-name="T17"> </text:span><text:span text:style-name="T18">global::</text:span><text:span text:style-name="T51">vector</text:span><text:span text:style-name="T17">&lt;uint32_t&gt;&amp; qry)</text:span></text:p>
            <text:p text:style-name="P9"><text:span text:style-name="T17">{</text:span></text:p>
            <text:p text:style-name="P9"><text:span text:style-name="T17">}</text:span></text:p>
          </draw:text-box>
        </draw:frame>
        <draw:custom-shape draw:style-name="gr27" draw:text-style-name="P55" draw:layer="layout" svg:width="5.029cm" svg:height="0.722cm" svg:x="21.591cm" svg:y="13.694cm">
          <text:p text:style-name="P54"><text:span text:style-name="T52">ArchUpm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137cm" svg:height="1.539cm" svg:x="1.534cm" svg:y="2.806cm">
          <draw:text-box>
            <text:p text:style-name="P18"><text:span text:style-name="T5">Generalization</text:span></text:p>
          </draw:text-box>
        </draw:frame>
        <draw:frame draw:style-name="gr35" draw:text-style-name="P56" draw:layer="layout" svg:width="24.162cm" svg:height="5.193cm" svg:x="1.873cm" svg:y="4.477cm">
          <draw:text-box>
            <text:p text:style-name="P43"><text:span text:style-name="T53">auto</text:span><text:span text:style-name="T44"> </text:span><text:span text:style-name="T54">run</text:span><text:span text:style-name="T44"> (</text:span></text:p>
            <text:p text:style-name="P43"><text:span text:style-name="T44"><text:tab/></text:span><text:span text:style-name="T53">int</text:span><text:span text:style-name="T44"> tuid, <text:s/></text:span></text:p>
            <text:p text:style-name="P43"><text:span text:style-name="T44"><text:tab/></text:span><text:span text:style-name="T53">const</text:span><text:span text:style-name="T44"> vector&lt;uint32_t&gt;&amp; ref, <text:s/></text:span></text:p>
            <text:p text:style-name="P43"><text:span text:style-name="T44"><text:tab/></text:span><text:span text:style-name="T53">const</text:span><text:span text:style-name="T44"> vector&lt;uint32_t&gt;&amp; qry, </text:span></text:p>
            <text:p text:style-name="P45"><text:span text:style-name="T55"><text:tab/></text:span><text:span text:style-name="T55">qualifier&lt;global, <text:s/>0,0,1&gt; = {},</text:span></text:p>
            <text:p text:style-name="P43"><text:span text:style-name="T56"><text:tab/></text:span><text:span text:style-name="T55">qualifier&lt;whatever,0,1,1&gt; = {}</text:span></text:p>
            <text:p text:style-name="P43"><text:span text:style-name="T44">);</text:span></text:p>
          </draw:text-box>
        </draw:frame>
        <draw:frame draw:style-name="gr36" draw:text-style-name="P56" draw:layer="layout" svg:width="24.162cm" svg:height="5.048cm" svg:x="1.873cm" svg:y="12.478cm">
          <draw:text-box>
            <text:p text:style-name="P43"><text:span text:style-name="T53">auto</text:span><text:span text:style-name="T44"> </text:span><text:span text:style-name="T54">run</text:span><text:span text:style-name="T44"> (</text:span></text:p>
            <text:p text:style-name="P43"><text:span text:style-name="T44"><text:tab/></text:span><text:span text:style-name="T53">int</text:span><text:span text:style-name="T44"> tuid, <text:s/></text:span></text:p>
            <text:p text:style-name="P43"><text:span text:style-name="T43"><text:tab/></text:span><text:span text:style-name="T56">qualifier</text:span><text:span text:style-name="T55">&lt;global&gt;, <text:s text:c="9"/></text:span><text:span text:style-name="T53">const</text:span><text:span text:style-name="T44"> vector&lt;uint32_t&gt;&amp; ref, <text:s/></text:span></text:p>
            <text:p text:style-name="P43"><text:span text:style-name="T43"><text:tab/></text:span><text:span text:style-name="T56">qualifier</text:span><text:span text:style-name="T55">&lt;global,whatever&gt;, </text:span><text:span text:style-name="T53">const</text:span><text:span text:style-name="T44"> vector&lt;uint32_t&gt;&amp; qry</text:span></text:p>
            <text:p text:style-name="P45"><text:span text:style-name="T44">)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Analyzing arguments at compilation 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38" draw:layer="layout" svg:width="25.137cm" svg:height="1.539cm" svg:x="1.534cm" svg:y="2.806cm">
          <draw:text-box>
            <text:p text:style-name="P18"><text:span text:style-name="T5">Generalization</text:span></text:p>
          </draw:text-box>
        </draw:frame>
        <draw:frame draw:style-name="gr37" draw:text-style-name="P56" draw:layer="layout" svg:width="24.162cm" svg:height="15.208cm" svg:x="1.873cm" svg:y="4.477cm">
          <draw:text-box>
            <text:p text:style-name="P43"><text:span text:style-name="T53">auto</text:span><text:span text:style-name="T44"> </text:span><text:span text:style-name="T54">run</text:span><text:span text:style-name="T44"> (</text:span></text:p>
            <text:p text:style-name="P43"><text:span text:style-name="T44"><text:tab/></text:span><text:span text:style-name="T53">int</text:span><text:span text:style-name="T44"> tuid, <text:s/></text:span></text:p>
            <text:p text:style-name="P43"><text:span text:style-name="T44"><text:tab/></text:span><text:span text:style-name="T53">const</text:span><text:span text:style-name="T44"> vector&lt;uint32_t&gt;&amp; ref, <text:s/></text:span></text:p>
            <text:p text:style-name="P43"><text:span text:style-name="T44"><text:tab/></text:span><text:span text:style-name="T53">const</text:span><text:span text:style-name="T44"> vector&lt;uint64_t&gt;&amp; qry, </text:span></text:p>
            <text:p text:style-name="P45"><text:span text:style-name="T56"><text:tab/></text:span><text:span text:style-name="T55">global&lt;decltype(ref)&gt; = {}</text:span></text:p>
            <text:p text:style-name="P43"><text:span text:style-name="T44">);</text:span></text:p>
            <text:p text:style-name="P43"><text:span text:style-name="T44">=&gt; Works only if all arguments types are different.</text:span></text:p>
            <text:p text:style-name="P43"><text:span text:style-name="T44"/></text:p>
            <text:p text:style-name="P43"><text:span text:style-name="T44"/></text:p>
            <text:p text:style-name="P45"><text:span text:style-name="T53">auto</text:span><text:span text:style-name="T44"> </text:span><text:span text:style-name="T54">run</text:span><text:span text:style-name="T44"> (</text:span></text:p>
            <text:p text:style-name="P45"><text:span text:style-name="T44"><text:tab/></text:span><text:span text:style-name="T53">int</text:span><text:span text:style-name="T44"> tuid, <text:s/></text:span></text:p>
            <text:p text:style-name="P45"><text:span text:style-name="T44"><text:tab/></text:span><text:span text:style-name="T53">const</text:span><text:span text:style-name="T44"> vector&lt;uint32_t&gt;&amp; ref, <text:s/></text:span></text:p>
            <text:p text:style-name="P45"><text:span text:style-name="T44"><text:tab/></text:span><text:span text:style-name="T53">const</text:span><text:span text:style-name="T44"> vector&lt;uint32_t&gt;&amp; qry, </text:span></text:p>
            <text:p text:style-name="P45"><text:span text:style-name="T56"><text:tab/></text:span><text:span text:style-name="T55">global&lt;decltype(ref),true &gt; = {},</text:span></text:p>
            <text:p text:style-name="P45"><text:span text:style-name="T56"><text:tab/></text:span><text:span text:style-name="T55">global&lt;decltype(qry),false&gt; = {}</text:span></text:p>
            <text:p text:style-name="P45"><text:span text:style-name="T44">);</text:span></text:p>
            <text:p text:style-name="P45"><text:span text:style-name="T44">=&gt; Otherwise, must specify the information for each argument of same typ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Miscellane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59" draw:layer="layout" svg:width="25.137cm" svg:height="10.639cm" svg:x="1.535cm" svg:y="2.406cm">
          <draw:text-box>
            <text:p text:style-name="P57"><text:span text:style-name="T57">#</text:span><text:span text:style-name="T57">i</text:span><text:span text:style-name="T57">n</text:span><text:span text:style-name="T57">c</text:span><text:span text:style-name="T57">l</text:span><text:span text:style-name="T57">u</text:span><text:span text:style-name="T57">d</text:span><text:span text:style-name="T57">e</text:span><text:span text:style-name="T58"> </text:span><text:span text:style-name="T59">&lt;</text:span><text:span text:style-name="T59">t</text:span><text:span text:style-name="T59">h</text:span><text:span text:style-name="T59">r</text:span><text:span text:style-name="T59">e</text:span><text:span text:style-name="T59">a</text:span><text:span text:style-name="T59">d</text:span><text:span text:style-name="T59">&gt;</text:span></text:p>
            <text:p text:style-name="P57"><text:span text:style-name="T57">#</text:span><text:span text:style-name="T57">i</text:span><text:span text:style-name="T57">n</text:span><text:span text:style-name="T57">c</text:span><text:span text:style-name="T57">l</text:span><text:span text:style-name="T57">u</text:span><text:span text:style-name="T57">d</text:span><text:span text:style-name="T57">e</text:span><text:span text:style-name="T58"> </text:span><text:span text:style-name="T59">&lt;</text:span><text:span text:style-name="T59">v</text:span><text:span text:style-name="T59">e</text:span><text:span text:style-name="T59">c</text:span><text:span text:style-name="T59">t</text:span><text:span text:style-name="T59">o</text:span><text:span text:style-name="T59">r</text:span><text:span text:style-name="T59">&gt;</text:span></text:p>
            <text:p text:style-name="P57"><text:span text:style-name="T57">#</text:span><text:span text:style-name="T57">i</text:span><text:span text:style-name="T57">n</text:span><text:span text:style-name="T57">c</text:span><text:span text:style-name="T57">l</text:span><text:span text:style-name="T57">u</text:span><text:span text:style-name="T57">d</text:span><text:span text:style-name="T57">e</text:span><text:span text:style-name="T58"> </text:span><text:span text:style-name="T59">&lt;</text:span><text:span text:style-name="T59">i</text:span><text:span text:style-name="T59">o</text:span><text:span text:style-name="T59">s</text:span><text:span text:style-name="T59">t</text:span><text:span text:style-name="T59">r</text:span><text:span text:style-name="T59">e</text:span><text:span text:style-name="T59">a</text:span><text:span text:style-name="T59">m</text:span><text:span text:style-name="T59">&gt;</text:span></text:p>
            <text:p text:style-name="P57"><text:span text:style-name="T60"/></text:p>
            <text:p text:style-name="P57"><text:span text:style-name="T57">a</text:span><text:span text:style-name="T57">u</text:span><text:span text:style-name="T57">t</text:span><text:span text:style-name="T57">o</text:span><text:span text:style-name="T58"> </text:span><text:span text:style-name="T58">m</text:span><text:span text:style-name="T58">a</text:span><text:span text:style-name="T58">i</text:span><text:span text:style-name="T58">n</text:span><text:span text:style-name="T58">(</text:span><text:span text:style-name="T58">)</text:span><text:span text:style-name="T58"> </text:span><text:span text:style-name="T58">-</text:span><text:span text:style-name="T58">&gt;</text:span><text:span text:style-name="T58"> </text:span><text:span text:style-name="T57">i</text:span><text:span text:style-name="T57">n</text:span><text:span text:style-name="T57">t</text:span></text:p>
            <text:p text:style-name="P58"><text:span text:style-name="T61">{</text:span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8">s</text:span><text:span text:style-name="T58">t</text:span><text:span text:style-name="T58">d</text:span><text:span text:style-name="T58">:</text:span><text:span text:style-name="T58">:</text:span><text:span text:style-name="T58">v</text:span><text:span text:style-name="T58">e</text:span><text:span text:style-name="T58">c</text:span><text:span text:style-name="T58">t</text:span><text:span text:style-name="T58">o</text:span><text:span text:style-name="T58">r</text:span><text:span text:style-name="T58">&lt;</text:span><text:span text:style-name="T57">i</text:span><text:span text:style-name="T57">n</text:span><text:span text:style-name="T57">t</text:span><text:span text:style-name="T58">&gt;</text:span><text:span text:style-name="T58"> </text:span><text:span text:style-name="T58">a</text:span><text:span text:style-name="T58"> </text:span><text:span text:style-name="T58">{</text:span><text:span text:style-name="T58">0</text:span><text:span text:style-name="T58">,</text:span><text:span text:style-name="T58">2</text:span><text:span text:style-name="T58">,</text:span><text:span text:style-name="T58">4</text:span><text:span text:style-name="T58">}</text:span><text:span text:style-name="T58">;</text:span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8">s</text:span><text:span text:style-name="T58">t</text:span><text:span text:style-name="T58">d</text:span><text:span text:style-name="T58">:</text:span><text:span text:style-name="T58">:</text:span><text:span text:style-name="T58">v</text:span><text:span text:style-name="T58">e</text:span><text:span text:style-name="T58">c</text:span><text:span text:style-name="T58">t</text:span><text:span text:style-name="T58">o</text:span><text:span text:style-name="T58">r</text:span><text:span text:style-name="T58">&lt;</text:span><text:span text:style-name="T57">i</text:span><text:span text:style-name="T57">n</text:span><text:span text:style-name="T57">t</text:span><text:span text:style-name="T58">&gt;</text:span><text:span text:style-name="T58"> </text:span><text:span text:style-name="T58">b</text:span><text:span text:style-name="T58"> </text:span><text:span text:style-name="T58">{</text:span><text:span text:style-name="T58">1</text:span><text:span text:style-name="T58">,</text:span><text:span text:style-name="T58">3</text:span><text:span text:style-name="T58">,</text:span><text:span text:style-name="T58">5</text:span><text:span text:style-name="T58">}</text:span><text:span text:style-name="T58">;</text:span></text:p>
            <text:p text:style-name="P57"><text:span text:style-name="T60"/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7">a</text:span><text:span text:style-name="T57">u</text:span><text:span text:style-name="T57">t</text:span><text:span text:style-name="T57">o</text:span><text:span text:style-name="T58"> </text:span><text:span text:style-name="T58">m</text:span><text:span text:style-name="T58">a</text:span><text:span text:style-name="T58">i</text:span><text:span text:style-name="T58">n</text:span><text:span text:style-name="T58">l</text:span><text:span text:style-name="T58">o</text:span><text:span text:style-name="T58">o</text:span><text:span text:style-name="T58">p</text:span><text:span text:style-name="T58"> </text:span><text:span text:style-name="T58">=</text:span><text:span text:style-name="T58"> </text:span><text:span text:style-name="T58">[</text:span><text:span text:style-name="T58">]</text:span><text:span text:style-name="T58"> </text:span><text:span text:style-name="T58">(</text:span><text:span text:style-name="T58">s</text:span><text:span text:style-name="T58">t</text:span><text:span text:style-name="T58">d</text:span><text:span text:style-name="T58">:</text:span><text:span text:style-name="T58">:</text:span><text:span text:style-name="T58">v</text:span><text:span text:style-name="T58">e</text:span><text:span text:style-name="T58">c</text:span><text:span text:style-name="T58">t</text:span><text:span text:style-name="T58">o</text:span><text:span text:style-name="T58">r</text:span><text:span text:style-name="T58">&lt;</text:span><text:span text:style-name="T57">i</text:span><text:span text:style-name="T57">n</text:span><text:span text:style-name="T57">t</text:span><text:span text:style-name="T58">&gt;</text:span><text:span text:style-name="T58"> </text:span><text:span text:style-name="T58">a</text:span><text:span text:style-name="T58">,</text:span><text:span text:style-name="T58"> </text:span><text:span text:style-name="T58">s</text:span><text:span text:style-name="T58">t</text:span><text:span text:style-name="T58">d</text:span><text:span text:style-name="T58">:</text:span><text:span text:style-name="T58">:</text:span><text:span text:style-name="T58">v</text:span><text:span text:style-name="T58">e</text:span><text:span text:style-name="T58">c</text:span><text:span text:style-name="T58">t</text:span><text:span text:style-name="T58">o</text:span><text:span text:style-name="T58">r</text:span><text:span text:style-name="T58">&lt;</text:span><text:span text:style-name="T57">i</text:span><text:span text:style-name="T57">n</text:span><text:span text:style-name="T57">t</text:span><text:span text:style-name="T58">&gt;</text:span><text:span text:style-name="T58">&amp;</text:span><text:span text:style-name="T58"> </text:span><text:span text:style-name="T58">b</text:span><text:span text:style-name="T58">)</text:span><text:span text:style-name="T58"> </text:span><text:span text:style-name="T58"><text:s/></text:span></text:p>
            <text:p text:style-name="P58"><text:span text:style-name="T61"><text:s/></text:span><text:span text:style-name="T61"><text:s/></text:span><text:span text:style-name="T61"><text:s/></text:span><text:span text:style-name="T61"><text:s/></text:span><text:span text:style-name="T61">{</text:span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7">f</text:span><text:span text:style-name="T57">o</text:span><text:span text:style-name="T57">r</text:span><text:span text:style-name="T58"> </text:span><text:span text:style-name="T58">(</text:span><text:span text:style-name="T57">a</text:span><text:span text:style-name="T57">u</text:span><text:span text:style-name="T57">t</text:span><text:span text:style-name="T57">o</text:span><text:span text:style-name="T58">&amp;</text:span><text:span text:style-name="T58"> </text:span><text:span text:style-name="T58">x</text:span><text:span text:style-name="T58"> </text:span><text:span text:style-name="T58">:</text:span><text:span text:style-name="T58"> </text:span><text:span text:style-name="T58">a</text:span><text:span text:style-name="T58">)</text:span><text:span text:style-name="T58"> </text:span><text:span text:style-name="T58"><text:s/></text:span><text:span text:style-name="T58">{</text:span><text:span text:style-name="T58"> </text:span><text:span text:style-name="T58">x</text:span><text:span text:style-name="T58"> </text:span><text:span text:style-name="T58">*</text:span><text:span text:style-name="T58">=</text:span><text:span text:style-name="T58"> </text:span><text:span text:style-name="T58">2</text:span><text:span text:style-name="T58">;</text:span><text:span text:style-name="T58"> </text:span><text:span text:style-name="T58">}</text:span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7">f</text:span><text:span text:style-name="T57">o</text:span><text:span text:style-name="T57">r</text:span><text:span text:style-name="T58"> </text:span><text:span text:style-name="T58">(</text:span><text:span text:style-name="T57">a</text:span><text:span text:style-name="T57">u</text:span><text:span text:style-name="T57">t</text:span><text:span text:style-name="T57">o</text:span><text:span text:style-name="T58">&amp;</text:span><text:span text:style-name="T58"> </text:span><text:span text:style-name="T58">x</text:span><text:span text:style-name="T58"> </text:span><text:span text:style-name="T58">:</text:span><text:span text:style-name="T58"> </text:span><text:span text:style-name="T58">b</text:span><text:span text:style-name="T58">)</text:span><text:span text:style-name="T58"> </text:span><text:span text:style-name="T58"><text:s/></text:span><text:span text:style-name="T58">{</text:span><text:span text:style-name="T58"> </text:span><text:span text:style-name="T58">x</text:span><text:span text:style-name="T58"> </text:span><text:span text:style-name="T58">*</text:span><text:span text:style-name="T58">=</text:span><text:span text:style-name="T58"> </text:span><text:span text:style-name="T58">2</text:span><text:span text:style-name="T58">;</text:span><text:span text:style-name="T58"> </text:span><text:span text:style-name="T58">}</text:span></text:p>
            <text:p text:style-name="P58"><text:span text:style-name="T61"><text:s/></text:span><text:span text:style-name="T61"><text:s/></text:span><text:span text:style-name="T61"><text:s/></text:span><text:span text:style-name="T61"><text:s/></text:span><text:span text:style-name="T61">}</text:span><text:span text:style-name="T61">;</text:span></text:p>
            <text:p text:style-name="P57"><text:span text:style-name="T60"/></text:p>
            <text:p text:style-name="P58"><text:span text:style-name="T61"><text:s/></text:span><text:span text:style-name="T61"><text:s/></text:span><text:span text:style-name="T61"><text:s/></text:span><text:span text:style-name="T61"><text:s/></text:span><text:span text:style-name="T58">s</text:span><text:span text:style-name="T58">t</text:span><text:span text:style-name="T58">d</text:span><text:span text:style-name="T58">:</text:span><text:span text:style-name="T58">:</text:span><text:span text:style-name="T58">t</text:span><text:span text:style-name="T58">h</text:span><text:span text:style-name="T58">r</text:span><text:span text:style-name="T58">e</text:span><text:span text:style-name="T58">a</text:span><text:span text:style-name="T58">d</text:span><text:span text:style-name="T58"> </text:span><text:span text:style-name="T58">{</text:span><text:span text:style-name="T58"> </text:span><text:span text:style-name="T58">m</text:span><text:span text:style-name="T58">a</text:span><text:span text:style-name="T58">i</text:span><text:span text:style-name="T58">n</text:span><text:span text:style-name="T58">l</text:span><text:span text:style-name="T58">o</text:span><text:span text:style-name="T58">o</text:span><text:span text:style-name="T58">p</text:span><text:span text:style-name="T58">,</text:span><text:span text:style-name="T58"> </text:span><text:span text:style-name="T58">a</text:span><text:span text:style-name="T58">,</text:span><text:span text:style-name="T58"> </text:span><text:span text:style-name="T62">s</text:span><text:span text:style-name="T62">t</text:span><text:span text:style-name="T62">d</text:span><text:span text:style-name="T62">:</text:span><text:span text:style-name="T62">:</text:span><text:span text:style-name="T62">r</text:span><text:span text:style-name="T62">e</text:span><text:span text:style-name="T62">f</text:span><text:span text:style-name="T62">(</text:span><text:span text:style-name="T62">b</text:span><text:span text:style-name="T62">)</text:span><text:span text:style-name="T58"> </text:span><text:span text:style-name="T58">}</text:span><text:span text:style-name="T58"> </text:span><text:span text:style-name="T58">.</text:span><text:span text:style-name="T58">j</text:span><text:span text:style-name="T58">o</text:span><text:span text:style-name="T58">i</text:span><text:span text:style-name="T58">n</text:span><text:span text:style-name="T58">(</text:span><text:span text:style-name="T58">)</text:span><text:span text:style-name="T58">;</text:span></text:p>
            <text:p text:style-name="P58"><text:span text:style-name="T61"><text:s/></text:span><text:span text:style-name="T61"><text:s/></text:span><text:span text:style-name="T61"><text:s/></text:span><text:span text:style-name="T61"><text:s/></text:span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7">f</text:span><text:span text:style-name="T57">o</text:span><text:span text:style-name="T57">r</text:span><text:span text:style-name="T58"> </text:span><text:span text:style-name="T58">(</text:span><text:span text:style-name="T57">a</text:span><text:span text:style-name="T57">u</text:span><text:span text:style-name="T57">t</text:span><text:span text:style-name="T57">o</text:span><text:span text:style-name="T58"> </text:span><text:span text:style-name="T58">x</text:span><text:span text:style-name="T58"> </text:span><text:span text:style-name="T58">:</text:span><text:span text:style-name="T58"> </text:span><text:span text:style-name="T58">a</text:span><text:span text:style-name="T58">)</text:span><text:span text:style-name="T58"> </text:span><text:span text:style-name="T58"><text:s/></text:span><text:span text:style-name="T58">{</text:span><text:span text:style-name="T58"> </text:span><text:span text:style-name="T58">s</text:span><text:span text:style-name="T58">t</text:span><text:span text:style-name="T58">d</text:span><text:span text:style-name="T58">:</text:span><text:span text:style-name="T58">:</text:span><text:span text:style-name="T58">c</text:span><text:span text:style-name="T58">o</text:span><text:span text:style-name="T58">u</text:span><text:span text:style-name="T58">t</text:span><text:span text:style-name="T58"> </text:span><text:span text:style-name="T58">&lt;</text:span><text:span text:style-name="T58">&lt;</text:span><text:span text:style-name="T58"> </text:span><text:span text:style-name="T58">x</text:span><text:span text:style-name="T58"> </text:span><text:span text:style-name="T58">&lt;</text:span><text:span text:style-name="T58">&lt;</text:span><text:span text:style-name="T58"> </text:span><text:span text:style-name="T59">"</text:span><text:span text:style-name="T59"> </text:span><text:span text:style-name="T59">"</text:span><text:span text:style-name="T58">;</text:span><text:span text:style-name="T58"> </text:span><text:span text:style-name="T58">}</text:span><text:span text:style-name="T58"> </text:span><text:span text:style-name="T58"><text:s/></text:span><text:span text:style-name="T58">s</text:span><text:span text:style-name="T58">t</text:span><text:span text:style-name="T58">d</text:span><text:span text:style-name="T58">:</text:span><text:span text:style-name="T58">:</text:span><text:span text:style-name="T58">c</text:span><text:span text:style-name="T58">o</text:span><text:span text:style-name="T58">u</text:span><text:span text:style-name="T58">t</text:span><text:span text:style-name="T58"> </text:span><text:span text:style-name="T58">&lt;</text:span><text:span text:style-name="T58">&lt;</text:span><text:span text:style-name="T58"> </text:span><text:span text:style-name="T58">s</text:span><text:span text:style-name="T58">t</text:span><text:span text:style-name="T58">d</text:span><text:span text:style-name="T58">:</text:span><text:span text:style-name="T58">:</text:span><text:span text:style-name="T58">e</text:span><text:span text:style-name="T58">n</text:span><text:span text:style-name="T58">d</text:span><text:span text:style-name="T58">l</text:span><text:span text:style-name="T58">;</text:span><text:span text:style-name="T58"> </text:span><text:span text:style-name="T58"><text:s/></text:span><text:span text:style-name="T58"><text:s/></text:span><text:span text:style-name="T58"><text:s/></text:span></text:p>
            <text:p text:style-name="P57"><text:span text:style-name="T58"><text:s/></text:span><text:span text:style-name="T58"><text:s/></text:span><text:span text:style-name="T58"><text:s/></text:span><text:span text:style-name="T58"><text:s/></text:span><text:span text:style-name="T57">f</text:span><text:span text:style-name="T57">o</text:span><text:span text:style-name="T57">r</text:span><text:span text:style-name="T58"> </text:span><text:span text:style-name="T58">(</text:span><text:span text:style-name="T57">a</text:span><text:span text:style-name="T57">u</text:span><text:span text:style-name="T57">t</text:span><text:span text:style-name="T57">o</text:span><text:span text:style-name="T58"> </text:span><text:span text:style-name="T58">x</text:span><text:span text:style-name="T58"> </text:span><text:span text:style-name="T58">:</text:span><text:span text:style-name="T58"> </text:span><text:span text:style-name="T58">b</text:span><text:span text:style-name="T58">)</text:span><text:span text:style-name="T58"> </text:span><text:span text:style-name="T58"><text:s/></text:span><text:span text:style-name="T58">{</text:span><text:span text:style-name="T58"> </text:span><text:span text:style-name="T58">s</text:span><text:span text:style-name="T58">t</text:span><text:span text:style-name="T58">d</text:span><text:span text:style-name="T58">:</text:span><text:span text:style-name="T58">:</text:span><text:span text:style-name="T58">c</text:span><text:span text:style-name="T58">o</text:span><text:span text:style-name="T58">u</text:span><text:span text:style-name="T58">t</text:span><text:span text:style-name="T58"> </text:span><text:span text:style-name="T58">&lt;</text:span><text:span text:style-name="T58">&lt;</text:span><text:span text:style-name="T58"> </text:span><text:span text:style-name="T58">x</text:span><text:span text:style-name="T58"> </text:span><text:span text:style-name="T58">&lt;</text:span><text:span text:style-name="T58">&lt;</text:span><text:span text:style-name="T58"> </text:span><text:span text:style-name="T59">"</text:span><text:span text:style-name="T59"> </text:span><text:span text:style-name="T59">"</text:span><text:span text:style-name="T58">;</text:span><text:span text:style-name="T58"> </text:span><text:span text:style-name="T58">}</text:span><text:span text:style-name="T58"> </text:span><text:span text:style-name="T58"><text:s/></text:span><text:span text:style-name="T58">s</text:span><text:span text:style-name="T58">t</text:span><text:span text:style-name="T58">d</text:span><text:span text:style-name="T58">:</text:span><text:span text:style-name="T58">:</text:span><text:span text:style-name="T58">c</text:span><text:span text:style-name="T58">o</text:span><text:span text:style-name="T58">u</text:span><text:span text:style-name="T58">t</text:span><text:span text:style-name="T58"> </text:span><text:span text:style-name="T58">&lt;</text:span><text:span text:style-name="T58">&lt;</text:span><text:span text:style-name="T58"> </text:span><text:span text:style-name="T58">s</text:span><text:span text:style-name="T58">t</text:span><text:span text:style-name="T58">d</text:span><text:span text:style-name="T58">:</text:span><text:span text:style-name="T58">:</text:span><text:span text:style-name="T58">e</text:span><text:span text:style-name="T58">n</text:span><text:span text:style-name="T58">d</text:span><text:span text:style-name="T58">l</text:span><text:span text:style-name="T58">;</text:span><text:span text:style-name="T58"> </text:span><text:span text:style-name="T58"><text:s/></text:span><text:span text:style-name="T58"><text:s/></text:span><text:span text:style-name="T58"><text:s/></text:span></text:p>
            <text:p text:style-name="P58"><text:span text:style-name="T61">}</text:span></text:p>
          </draw:text-box>
        </draw:frame>
        <draw:frame draw:style-name="gr39" draw:text-style-name="P62" draw:layer="layout" svg:width="25.137cm" svg:height="5.541cm" svg:x="1.536cm" svg:y="14.607cm">
          <draw:text-box>
            <text:p text:style-name="P60"><text:span text:style-name="T63">auto</text:span><text:span text:style-name="T64"> </text:span><text:span text:style-name="T65">main</text:span><text:span text:style-name="T64">() -&gt; </text:span><text:span text:style-name="T63">int</text:span></text:p>
            <text:p text:style-name="P61"><text:span text:style-name="T9">{</text:span></text:p>
            <text:p text:style-name="P60"><text:span text:style-name="T64"><text:s text:c="4"/></text:span><text:span text:style-name="T64">std::vector&lt;</text:span><text:span text:style-name="T63">int</text:span><text:span text:style-name="T64">&gt; a {0,2,4};</text:span></text:p>
            <text:p text:style-name="P60"><text:span text:style-name="T64"><text:s text:c="4"/></text:span><text:span text:style-name="T64">std::vector&lt;</text:span><text:span text:style-name="T63">int</text:span><text:span text:style-name="T64">&gt; b {1,3,5};</text:span></text:p>
            <text:p text:style-name="P60"><text:span text:style-name="T9"/></text:p>
            <text:p text:style-name="P61"><text:span text:style-name="T9"><text:s text:c="4"/></text:span><text:span text:style-name="T9">Launcher&lt;ArchUpmem&gt; launcher { 4_dpu };</text:span></text:p>
            <text:p text:style-name="P61"><text:span text:style-name="T9"><text:s text:c="4"/></text:span></text:p>
            <text:p text:style-name="P60"><text:span text:style-name="T64"><text:s text:c="4"/></text:span><text:span text:style-name="T63">auto</text:span><text:span text:style-name="T64"> result = launcher.run&lt;DoSomething&gt; (a, </text:span><text:span text:style-name="T66">std::cref(b)</text:span><text:span text:style-name="T64">);</text:span></text:p>
            <text:p text:style-name="P61"><text:span text:style-name="T9">}</text:span></text:p>
            <text:p text:style-name="P60"><text:span text:style-name="T9"/></text:p>
          </draw:text-box>
        </draw:frame>
        <draw:custom-shape draw:style-name="gr27" draw:text-style-name="P55" draw:layer="layout" svg:width="5.029cm" svg:height="0.722cm" svg:x="21.648cm" svg:y="14.604cm">
          <text:p text:style-name="P54"><text:span text:style-name="T52">ArchUpmem</text:span></text:p>
          <draw:enhanced-geometry svg:viewBox="0 0 21600 21600" draw:type="rectangle" draw:enhanced-path="M 0 0 L 21600 0 21600 21600 0 21600 0 0 Z N"/>
        </draw:custom-shape>
        <draw:custom-shape draw:style-name="gr27" draw:text-style-name="P55" draw:layer="layout" svg:width="5.029cm" svg:height="0.722cm" svg:x="21.648cm" svg:y="2.392cm">
          <text:p text:style-name="P54"><text:span text:style-name="T52">ArchMulticore</text:span></text:p>
          <draw:enhanced-geometry svg:viewBox="0 0 21600 21600" draw:type="rectangle" draw:enhanced-path="M 0 0 L 21600 0 21600 21600 0 21600 0 0 Z N"/>
        </draw:custom-shape>
        <draw:custom-shape draw:style-name="gr40" draw:text-style-name="P64" draw:layer="layout" svg:width="2.904cm" svg:height="1.408cm" svg:x="15.491cm" svg:y="16.442cm">
          <text:p text:style-name="P63"><text:span text:style-name="T67">?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4">Miscellane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8" draw:layer="layout" svg:width="25.137cm" svg:height="2.174cm" svg:x="1.534cm" svg:y="2.906cm">
          <draw:text-box>
            <text:p text:style-name="P18"><text:span text:style-name="T5">ArchUpmem : ‘std::ref’ like</text:span></text:p>
          </draw:text-box>
        </draw:frame>
        <draw:frame draw:style-name="gr38" draw:text-style-name="P65" draw:layer="layout" svg:width="25.137cm" svg:height="13.911cm" svg:x="1.535cm" svg:y="5.106cm">
          <draw:text-box>
            <text:p text:style-name="P57"><text:span text:style-name="T68">#include</text:span><text:span text:style-name="T44"> </text:span><text:span text:style-name="T69">&lt;thread&gt;</text:span></text:p>
            <text:p text:style-name="P57"><text:span text:style-name="T68">#include</text:span><text:span text:style-name="T44"> </text:span><text:span text:style-name="T69">&lt;vector&gt;</text:span></text:p>
            <text:p text:style-name="P57"><text:span text:style-name="T68">#include</text:span><text:span text:style-name="T44"> </text:span><text:span text:style-name="T69">&lt;iostream&gt;</text:span></text:p>
            <text:p text:style-name="P57"><text:span text:style-name="T60"/></text:p>
            <text:p text:style-name="P57"><text:span text:style-name="T68">auto</text:span><text:span text:style-name="T44"> main() -&gt; </text:span><text:span text:style-name="T68">int</text:span></text:p>
            <text:p text:style-name="P58"><text:span text:style-name="T70">{</text:span></text:p>
            <text:p text:style-name="P57"><text:span text:style-name="T44"><text:s text:c="4"/></text:span><text:span text:style-name="T44">std::vector&lt;</text:span><text:span text:style-name="T68">int</text:span><text:span text:style-name="T44">&gt; a {0,2,4};</text:span></text:p>
            <text:p text:style-name="P57"><text:span text:style-name="T44"><text:s text:c="4"/></text:span><text:span text:style-name="T44">std::vector&lt;</text:span><text:span text:style-name="T68">int</text:span><text:span text:style-name="T44">&gt; b {1,3,5};</text:span></text:p>
            <text:p text:style-name="P57"><text:span text:style-name="T60"/></text:p>
            <text:p text:style-name="P57"><text:span text:style-name="T44"><text:s text:c="4"/></text:span><text:span text:style-name="T68">auto</text:span><text:span text:style-name="T44"> mainloop = [] (std::vector&lt;</text:span><text:span text:style-name="T68">int</text:span><text:span text:style-name="T44">&gt; a, std::vector&lt;</text:span><text:span text:style-name="T68">int</text:span><text:span text:style-name="T44">&gt;&amp; b) <text:s/></text:span></text:p>
            <text:p text:style-name="P58"><text:span text:style-name="T70"><text:s text:c="4"/></text:span><text:span text:style-name="T70">{</text:span></text:p>
            <text:p text:style-name="P57"><text:span text:style-name="T44"><text:s text:c="8"/></text:span><text:span text:style-name="T68">for</text:span><text:span text:style-name="T44"> (</text:span><text:span text:style-name="T68">auto</text:span><text:span text:style-name="T44">&amp; x : a) <text:s/>{ x *= 2; }</text:span></text:p>
            <text:p text:style-name="P57"><text:span text:style-name="T44"><text:s text:c="8"/></text:span><text:span text:style-name="T68">for</text:span><text:span text:style-name="T44"> (</text:span><text:span text:style-name="T68">auto</text:span><text:span text:style-name="T44">&amp; x : b) <text:s/>{ x *= 2; }</text:span></text:p>
            <text:p text:style-name="P58"><text:span text:style-name="T70"><text:s text:c="4"/></text:span><text:span text:style-name="T70">};</text:span></text:p>
            <text:p text:style-name="P57"><text:span text:style-name="T60"/></text:p>
            <text:p text:style-name="P58"><text:span text:style-name="T70"><text:s text:c="4"/></text:span><text:span text:style-name="T70">std::thread t { mainloop, a, std::ref(b) };</text:span></text:p>
            <text:p text:style-name="P57"><text:span text:style-name="T60"/></text:p>
            <text:p text:style-name="P58"><text:span text:style-name="T70"><text:s text:c="4"/></text:span><text:span text:style-name="T70">t.join();</text:span></text:p>
            <text:p text:style-name="P58"><text:span text:style-name="T70"><text:s text:c="4"/></text:span></text:p>
            <text:p text:style-name="P57"><text:span text:style-name="T44"><text:s text:c="4"/></text:span><text:span text:style-name="T68">for</text:span><text:span text:style-name="T44"> (</text:span><text:span text:style-name="T68">auto</text:span><text:span text:style-name="T44"> x : a) <text:s/>{ std::cout &lt;&lt; x &lt;&lt; </text:span><text:span text:style-name="T69">" "</text:span><text:span text:style-name="T44">; } <text:s/>std::cout &lt;&lt; std::endl; <text:s text:c="3"/></text:span></text:p>
            <text:p text:style-name="P57"><text:span text:style-name="T44"><text:s text:c="4"/></text:span><text:span text:style-name="T68">for</text:span><text:span text:style-name="T44"> (</text:span><text:span text:style-name="T68">auto</text:span><text:span text:style-name="T44"> x : b) <text:s/>{ std::cout &lt;&lt; x &lt;&lt; </text:span><text:span text:style-name="T69">" "</text:span><text:span text:style-name="T44">; } <text:s/>std::cout &lt;&lt; std::endl; <text:s text:c="3"/></text:span></text:p>
            <text:p text:style-name="P58"><text:span text:style-name="T70">}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08:05.648069673</meta:creation-date>
    <dc:date>2024-02-21T13:51:37.256997918</dc:date>
    <meta:editing-duration>P1DT2H34M58S</meta:editing-duration>
    <meta:editing-cycles>95</meta:editing-cycles>
    <meta:generator>LibreOffice/7.4.7.2$Linux_X86_64 LibreOffice_project/40$Build-2</meta:generator>
    <meta:document-statistic meta:object-count="181"/>
  </office:meta>
</office:document-meta>
</file>